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133.5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77.7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125.29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77.4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169.31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visibility="collapse" table:number-columns-repeated="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Texans <text:s/>(14089677)</text:p>
          </table:table-cell>
          <table:table-cell table:formula="of:=IF(ISNA(VLOOKUP([.A1];Players;6;0));0;VLOOKUP([.A1];Players;6;0))" office:value-type="float" office:value="5600" calcext:value-type="float">
            <text:p>5600</text:p>
          </table:table-cell>
          <table:table-cell table:formula="of:=IF(ISNA(VLOOKUP([.B1];Players;6;0));0;VLOOKUP([.B1];Players;6;0))" office:value-type="float" office:value="7400" calcext:value-type="float">
            <text:p>7400</text:p>
          </table:table-cell>
          <table:table-cell table:formula="of:=IF(ISNA(VLOOKUP([.C1];Players;6;0));0;VLOOKUP([.C1];Players;6;0))" office:value-type="float" office:value="6000" calcext:value-type="float">
            <text:p>6000</text:p>
          </table:table-cell>
          <table:table-cell table:formula="of:=IF(ISNA(VLOOKUP([.D1];Players;6;0));0;VLOOKUP([.D1];Players;6;0))" office:value-type="float" office:value="7600" calcext:value-type="float">
            <text:p>7600</text:p>
          </table:table-cell>
          <table:table-cell table:formula="of:=IF(ISNA(VLOOKUP([.E1];Players;6;0));0;VLOOKUP([.E1];Players;6;0))" office:value-type="float" office:value="7400" calcext:value-type="float">
            <text:p>7400</text:p>
          </table:table-cell>
          <table:table-cell table:formula="of:=IF(ISNA(VLOOKUP([.F1];Players;6;0));0;VLOOKUP([.F1];Players;6;0))" office:value-type="float" office:value="6600" calcext:value-type="float">
            <text:p>6600</text:p>
          </table:table-cell>
          <table:table-cell table:formula="of:=IF(ISNA(VLOOKUP([.G1];Players;6;0));0;VLOOKUP([.G1];Players;6;0))" office:value-type="float" office:value="6200" calcext:value-type="float">
            <text:p>6200</text:p>
          </table:table-cell>
          <table:table-cell table:formula="of:=IF(ISNA(VLOOKUP([.H1];Players;6;0));0;VLOOKUP([.H1];Players;6;0))" office:value-type="float" office:value="5800" calcext:value-type="float">
            <text:p>5800</text:p>
          </table:table-cell>
          <table:table-cell table:formula="of:=IF(ISNA(VLOOKUP([.I1];Players;6;0));0;VLOOKUP([.I1];Players;6;0))" office:value-type="float" office:value="2000" calcext:value-type="float">
            <text:p>2000</text:p>
          </table:table-cell>
          <table:table-cell table:formula="of:=SUM([.J1:.R1])" office:value-type="float" office:value="54600" calcext:value-type="float">
            <text:p>54600</text:p>
          </table:table-cell>
          <table:table-cell table:formula="of:=55000-[.S1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Titans <text:s/>(14089676)</text:p>
          </table:table-cell>
          <table:table-cell table:formula="of:=IF(ISNA(VLOOKUP([.A2];Players;6;0));0;VLOOKUP([.A2];Players;6;0))" office:value-type="float" office:value="5600" calcext:value-type="float">
            <text:p>5600</text:p>
          </table:table-cell>
          <table:table-cell table:formula="of:=IF(ISNA(VLOOKUP([.B2];Players;6;0));0;VLOOKUP([.B2];Players;6;0))" office:value-type="float" office:value="7400" calcext:value-type="float">
            <text:p>7400</text:p>
          </table:table-cell>
          <table:table-cell table:formula="of:=IF(ISNA(VLOOKUP([.C2];Players;6;0));0;VLOOKUP([.C2];Players;6;0))" office:value-type="float" office:value="6000" calcext:value-type="float">
            <text:p>6000</text:p>
          </table:table-cell>
          <table:table-cell table:formula="of:=IF(ISNA(VLOOKUP([.D2];Players;6;0));0;VLOOKUP([.D2];Players;6;0))" office:value-type="float" office:value="7600" calcext:value-type="float">
            <text:p>7600</text:p>
          </table:table-cell>
          <table:table-cell table:formula="of:=IF(ISNA(VLOOKUP([.E2];Players;6;0));0;VLOOKUP([.E2];Players;6;0))" office:value-type="float" office:value="7400" calcext:value-type="float">
            <text:p>7400</text:p>
          </table:table-cell>
          <table:table-cell table:formula="of:=IF(ISNA(VLOOKUP([.F2];Players;6;0));0;VLOOKUP([.F2];Players;6;0))" office:value-type="float" office:value="6600" calcext:value-type="float">
            <text:p>6600</text:p>
          </table:table-cell>
          <table:table-cell table:formula="of:=IF(ISNA(VLOOKUP([.G2];Players;6;0));0;VLOOKUP([.G2];Players;6;0))" office:value-type="float" office:value="6200" calcext:value-type="float">
            <text:p>6200</text:p>
          </table:table-cell>
          <table:table-cell table:formula="of:=IF(ISNA(VLOOKUP([.H2];Players;6;0));0;VLOOKUP([.H2];Players;6;0))" office:value-type="float" office:value="5800" calcext:value-type="float">
            <text:p>5800</text:p>
          </table:table-cell>
          <table:table-cell table:formula="of:=IF(ISNA(VLOOKUP([.I2];Players;6;0));0;VLOOKUP([.I2];Players;6;0))" office:value-type="float" office:value="2400" calcext:value-type="float">
            <text:p>2400</text:p>
          </table:table-cell>
          <table:table-cell table:formula="of:=SUM([.J2:.R2])" office:value-type="float" office:value="55000" calcext:value-type="float">
            <text:p>55000</text:p>
          </table:table-cell>
          <table:table-cell table:formula="of:=55000-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Seahawks <text:s/>(14089675)</text:p>
          </table:table-cell>
          <table:table-cell table:formula="of:=IF(ISNA(VLOOKUP([.A3];Players;6;0));0;VLOOKUP([.A3];Players;6;0))" office:value-type="float" office:value="5600" calcext:value-type="float">
            <text:p>5600</text:p>
          </table:table-cell>
          <table:table-cell table:formula="of:=IF(ISNA(VLOOKUP([.B3];Players;6;0));0;VLOOKUP([.B3];Players;6;0))" office:value-type="float" office:value="7400" calcext:value-type="float">
            <text:p>7400</text:p>
          </table:table-cell>
          <table:table-cell table:formula="of:=IF(ISNA(VLOOKUP([.C3];Players;6;0));0;VLOOKUP([.C3];Players;6;0))" office:value-type="float" office:value="6000" calcext:value-type="float">
            <text:p>6000</text:p>
          </table:table-cell>
          <table:table-cell table:formula="of:=IF(ISNA(VLOOKUP([.D3];Players;6;0));0;VLOOKUP([.D3];Players;6;0))" office:value-type="float" office:value="7600" calcext:value-type="float">
            <text:p>7600</text:p>
          </table:table-cell>
          <table:table-cell table:formula="of:=IF(ISNA(VLOOKUP([.E3];Players;6;0));0;VLOOKUP([.E3];Players;6;0))" office:value-type="float" office:value="7400" calcext:value-type="float">
            <text:p>7400</text:p>
          </table:table-cell>
          <table:table-cell table:formula="of:=IF(ISNA(VLOOKUP([.F3];Players;6;0));0;VLOOKUP([.F3];Players;6;0))" office:value-type="float" office:value="5200" calcext:value-type="float">
            <text:p>5200</text:p>
          </table:table-cell>
          <table:table-cell table:formula="of:=IF(ISNA(VLOOKUP([.G3];Players;6;0));0;VLOOKUP([.G3];Players;6;0))" office:value-type="float" office:value="6200" calcext:value-type="float">
            <text:p>6200</text:p>
          </table:table-cell>
          <table:table-cell table:formula="of:=IF(ISNA(VLOOKUP([.H3];Players;6;0));0;VLOOKUP([.H3];Players;6;0))" office:value-type="float" office:value="4900" calcext:value-type="float">
            <text:p>4900</text:p>
          </table:table-cell>
          <table:table-cell table:formula="of:=IF(ISNA(VLOOKUP([.I3];Players;6;0));0;VLOOKUP([.I3];Players;6;0))" office:value-type="float" office:value="2600" calcext:value-type="float">
            <text:p>2600</text:p>
          </table:table-cell>
          <table:table-cell table:formula="of:=SUM([.J3:.R3])" office:value-type="float" office:value="52900" calcext:value-type="float">
            <text:p>52900</text:p>
          </table:table-cell>
          <table:table-cell table:formula="of:=55000-[.S3]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Packers <text:s/>(14089673)</text:p>
          </table:table-cell>
          <table:table-cell table:formula="of:=IF(ISNA(VLOOKUP([.A4];Players;6;0));0;VLOOKUP([.A4];Players;6;0))" office:value-type="float" office:value="5600" calcext:value-type="float">
            <text:p>5600</text:p>
          </table:table-cell>
          <table:table-cell table:formula="of:=IF(ISNA(VLOOKUP([.B4];Players;6;0));0;VLOOKUP([.B4];Players;6;0))" office:value-type="float" office:value="7400" calcext:value-type="float">
            <text:p>7400</text:p>
          </table:table-cell>
          <table:table-cell table:formula="of:=IF(ISNA(VLOOKUP([.C4];Players;6;0));0;VLOOKUP([.C4];Players;6;0))" office:value-type="float" office:value="6000" calcext:value-type="float">
            <text:p>6000</text:p>
          </table:table-cell>
          <table:table-cell table:formula="of:=IF(ISNA(VLOOKUP([.D4];Players;6;0));0;VLOOKUP([.D4];Players;6;0))" office:value-type="float" office:value="7600" calcext:value-type="float">
            <text:p>7600</text:p>
          </table:table-cell>
          <table:table-cell table:formula="of:=IF(ISNA(VLOOKUP([.E4];Players;6;0));0;VLOOKUP([.E4];Players;6;0))" office:value-type="float" office:value="7400" calcext:value-type="float">
            <text:p>7400</text:p>
          </table:table-cell>
          <table:table-cell table:formula="of:=IF(ISNA(VLOOKUP([.F4];Players;6;0));0;VLOOKUP([.F4];Players;6;0))" office:value-type="float" office:value="5200" calcext:value-type="float">
            <text:p>5200</text:p>
          </table:table-cell>
          <table:table-cell table:formula="of:=IF(ISNA(VLOOKUP([.G4];Players;6;0));0;VLOOKUP([.G4];Players;6;0))" office:value-type="float" office:value="6200" calcext:value-type="float">
            <text:p>6200</text:p>
          </table:table-cell>
          <table:table-cell table:formula="of:=IF(ISNA(VLOOKUP([.H4];Players;6;0));0;VLOOKUP([.H4];Players;6;0))" office:value-type="float" office:value="4900" calcext:value-type="float">
            <text:p>4900</text:p>
          </table:table-cell>
          <table:table-cell table:formula="of:=IF(ISNA(VLOOKUP([.I4];Players;6;0));0;VLOOKUP([.I4];Players;6;0))" office:value-type="float" office:value="2800" calcext:value-type="float">
            <text:p>2800</text:p>
          </table:table-cell>
          <table:table-cell table:formula="of:=SUM([.J4:.R4])" office:value-type="float" office:value="53100" calcext:value-type="float">
            <text:p>53100</text:p>
          </table:table-cell>
          <table:table-cell table:formula="of:=55000-[.S4]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49ers <text:s/>(14089672)</text:p>
          </table:table-cell>
          <table:table-cell table:formula="of:=IF(ISNA(VLOOKUP([.A5];Players;6;0));0;VLOOKUP([.A5];Players;6;0))" office:value-type="float" office:value="5600" calcext:value-type="float">
            <text:p>5600</text:p>
          </table:table-cell>
          <table:table-cell table:formula="of:=IF(ISNA(VLOOKUP([.B5];Players;6;0));0;VLOOKUP([.B5];Players;6;0))" office:value-type="float" office:value="7400" calcext:value-type="float">
            <text:p>7400</text:p>
          </table:table-cell>
          <table:table-cell table:formula="of:=IF(ISNA(VLOOKUP([.C5];Players;6;0));0;VLOOKUP([.C5];Players;6;0))" office:value-type="float" office:value="6000" calcext:value-type="float">
            <text:p>6000</text:p>
          </table:table-cell>
          <table:table-cell table:formula="of:=IF(ISNA(VLOOKUP([.D5];Players;6;0));0;VLOOKUP([.D5];Players;6;0))" office:value-type="float" office:value="7600" calcext:value-type="float">
            <text:p>7600</text:p>
          </table:table-cell>
          <table:table-cell table:formula="of:=IF(ISNA(VLOOKUP([.E5];Players;6;0));0;VLOOKUP([.E5];Players;6;0))" office:value-type="float" office:value="7400" calcext:value-type="float">
            <text:p>7400</text:p>
          </table:table-cell>
          <table:table-cell table:formula="of:=IF(ISNA(VLOOKUP([.F5];Players;6;0));0;VLOOKUP([.F5];Players;6;0))" office:value-type="float" office:value="5200" calcext:value-type="float">
            <text:p>5200</text:p>
          </table:table-cell>
          <table:table-cell table:formula="of:=IF(ISNA(VLOOKUP([.G5];Players;6;0));0;VLOOKUP([.G5];Players;6;0))" office:value-type="float" office:value="6200" calcext:value-type="float">
            <text:p>6200</text:p>
          </table:table-cell>
          <table:table-cell table:formula="of:=IF(ISNA(VLOOKUP([.H5];Players;6;0));0;VLOOKUP([.H5];Players;6;0))" office:value-type="float" office:value="4900" calcext:value-type="float">
            <text:p>4900</text:p>
          </table:table-cell>
          <table:table-cell table:formula="of:=IF(ISNA(VLOOKUP([.I5];Players;6;0));0;VLOOKUP([.I5];Players;6;0))" office:value-type="float" office:value="3000" calcext:value-type="float">
            <text:p>3000</text:p>
          </table:table-cell>
          <table:table-cell table:formula="of:=SUM([.J5:.R5])" office:value-type="float" office:value="53300" calcext:value-type="float">
            <text:p>53300</text:p>
          </table:table-cell>
          <table:table-cell table:formula="of:=55000-[.S5]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Chiefs <text:s/>(14089671)</text:p>
          </table:table-cell>
          <table:table-cell table:formula="of:=IF(ISNA(VLOOKUP([.A6];Players;6;0));0;VLOOKUP([.A6];Players;6;0))" office:value-type="float" office:value="5600" calcext:value-type="float">
            <text:p>5600</text:p>
          </table:table-cell>
          <table:table-cell table:formula="of:=IF(ISNA(VLOOKUP([.B6];Players;6;0));0;VLOOKUP([.B6];Players;6;0))" office:value-type="float" office:value="7400" calcext:value-type="float">
            <text:p>7400</text:p>
          </table:table-cell>
          <table:table-cell table:formula="of:=IF(ISNA(VLOOKUP([.C6];Players;6;0));0;VLOOKUP([.C6];Players;6;0))" office:value-type="float" office:value="6000" calcext:value-type="float">
            <text:p>6000</text:p>
          </table:table-cell>
          <table:table-cell table:formula="of:=IF(ISNA(VLOOKUP([.D6];Players;6;0));0;VLOOKUP([.D6];Players;6;0))" office:value-type="float" office:value="7600" calcext:value-type="float">
            <text:p>7600</text:p>
          </table:table-cell>
          <table:table-cell table:formula="of:=IF(ISNA(VLOOKUP([.E6];Players;6;0));0;VLOOKUP([.E6];Players;6;0))" office:value-type="float" office:value="7400" calcext:value-type="float">
            <text:p>7400</text:p>
          </table:table-cell>
          <table:table-cell table:formula="of:=IF(ISNA(VLOOKUP([.F6];Players;6;0));0;VLOOKUP([.F6];Players;6;0))" office:value-type="float" office:value="5200" calcext:value-type="float">
            <text:p>5200</text:p>
          </table:table-cell>
          <table:table-cell table:formula="of:=IF(ISNA(VLOOKUP([.G6];Players;6;0));0;VLOOKUP([.G6];Players;6;0))" office:value-type="float" office:value="6200" calcext:value-type="float">
            <text:p>6200</text:p>
          </table:table-cell>
          <table:table-cell table:formula="of:=IF(ISNA(VLOOKUP([.H6];Players;6;0));0;VLOOKUP([.H6];Players;6;0))" office:value-type="float" office:value="4900" calcext:value-type="float">
            <text:p>4900</text:p>
          </table:table-cell>
          <table:table-cell table:formula="of:=IF(ISNA(VLOOKUP([.I6];Players;6;0));0;VLOOKUP([.I6];Players;6;0))" office:value-type="float" office:value="3200" calcext:value-type="float">
            <text:p>3200</text:p>
          </table:table-cell>
          <table:table-cell table:formula="of:=SUM([.J6:.R6])" office:value-type="float" office:value="53500" calcext:value-type="float">
            <text:p>53500</text:p>
          </table:table-cell>
          <table:table-cell table:formula="of:=55000-[.S6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Texans <text:s/>(14089677)</text:p>
          </table:table-cell>
          <table:table-cell table:formula="of:=IF(ISNA(VLOOKUP([.A7];Players;6;0));0;VLOOKUP([.A7];Players;6;0))" office:value-type="float" office:value="6600" calcext:value-type="float">
            <text:p>6600</text:p>
          </table:table-cell>
          <table:table-cell table:formula="of:=IF(ISNA(VLOOKUP([.B7];Players;6;0));0;VLOOKUP([.B7];Players;6;0))" office:value-type="float" office:value="7400" calcext:value-type="float">
            <text:p>7400</text:p>
          </table:table-cell>
          <table:table-cell table:formula="of:=IF(ISNA(VLOOKUP([.C7];Players;6;0));0;VLOOKUP([.C7];Players;6;0))" office:value-type="float" office:value="6000" calcext:value-type="float">
            <text:p>6000</text:p>
          </table:table-cell>
          <table:table-cell table:formula="of:=IF(ISNA(VLOOKUP([.D7];Players;6;0));0;VLOOKUP([.D7];Players;6;0))" office:value-type="float" office:value="6600" calcext:value-type="float">
            <text:p>6600</text:p>
          </table:table-cell>
          <table:table-cell table:formula="of:=IF(ISNA(VLOOKUP([.E7];Players;6;0));0;VLOOKUP([.E7];Players;6;0))" office:value-type="float" office:value="7600" calcext:value-type="float">
            <text:p>7600</text:p>
          </table:table-cell>
          <table:table-cell table:formula="of:=IF(ISNA(VLOOKUP([.F7];Players;6;0));0;VLOOKUP([.F7];Players;6;0))" office:value-type="float" office:value="7400" calcext:value-type="float">
            <text:p>7400</text:p>
          </table:table-cell>
          <table:table-cell table:formula="of:=IF(ISNA(VLOOKUP([.G7];Players;6;0));0;VLOOKUP([.G7];Players;6;0))" office:value-type="float" office:value="6200" calcext:value-type="float">
            <text:p>6200</text:p>
          </table:table-cell>
          <table:table-cell table:formula="of:=IF(ISNA(VLOOKUP([.H7];Players;6;0));0;VLOOKUP([.H7];Players;6;0))" office:value-type="float" office:value="4900" calcext:value-type="float">
            <text:p>4900</text:p>
          </table:table-cell>
          <table:table-cell table:formula="of:=IF(ISNA(VLOOKUP([.I7];Players;6;0));0;VLOOKUP([.I7];Players;6;0))" office:value-type="float" office:value="2000" calcext:value-type="float">
            <text:p>2000</text:p>
          </table:table-cell>
          <table:table-cell table:formula="of:=SUM([.J7:.R7])" office:value-type="float" office:value="54700" calcext:value-type="float">
            <text:p>54700</text:p>
          </table:table-cell>
          <table:table-cell table:formula="of:=55000-[.S7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Ravens <text:s/>(14089670)</text:p>
          </table:table-cell>
          <table:table-cell table:formula="of:=IF(ISNA(VLOOKUP([.A8];Players;6;0));0;VLOOKUP([.A8];Players;6;0))" office:value-type="float" office:value="5600" calcext:value-type="float">
            <text:p>5600</text:p>
          </table:table-cell>
          <table:table-cell table:formula="of:=IF(ISNA(VLOOKUP([.B8];Players;6;0));0;VLOOKUP([.B8];Players;6;0))" office:value-type="float" office:value="7400" calcext:value-type="float">
            <text:p>7400</text:p>
          </table:table-cell>
          <table:table-cell table:formula="of:=IF(ISNA(VLOOKUP([.C8];Players;6;0));0;VLOOKUP([.C8];Players;6;0))" office:value-type="float" office:value="6000" calcext:value-type="float">
            <text:p>6000</text:p>
          </table:table-cell>
          <table:table-cell table:formula="of:=IF(ISNA(VLOOKUP([.D8];Players;6;0));0;VLOOKUP([.D8];Players;6;0))" office:value-type="float" office:value="7600" calcext:value-type="float">
            <text:p>7600</text:p>
          </table:table-cell>
          <table:table-cell table:formula="of:=IF(ISNA(VLOOKUP([.E8];Players;6;0));0;VLOOKUP([.E8];Players;6;0))" office:value-type="float" office:value="7400" calcext:value-type="float">
            <text:p>7400</text:p>
          </table:table-cell>
          <table:table-cell table:formula="of:=IF(ISNA(VLOOKUP([.F8];Players;6;0));0;VLOOKUP([.F8];Players;6;0))" office:value-type="float" office:value="5200" calcext:value-type="float">
            <text:p>5200</text:p>
          </table:table-cell>
          <table:table-cell table:formula="of:=IF(ISNA(VLOOKUP([.G8];Players;6;0));0;VLOOKUP([.G8];Players;6;0))" office:value-type="float" office:value="6200" calcext:value-type="float">
            <text:p>6200</text:p>
          </table:table-cell>
          <table:table-cell table:formula="of:=IF(ISNA(VLOOKUP([.H8];Players;6;0));0;VLOOKUP([.H8];Players;6;0))" office:value-type="float" office:value="4900" calcext:value-type="float">
            <text:p>4900</text:p>
          </table:table-cell>
          <table:table-cell table:formula="of:=IF(ISNA(VLOOKUP([.I8];Players;6;0));0;VLOOKUP([.I8];Players;6;0))" office:value-type="float" office:value="3600" calcext:value-type="float">
            <text:p>3600</text:p>
          </table:table-cell>
          <table:table-cell table:formula="of:=SUM([.J8:.R8])" office:value-type="float" office:value="53900" calcext:value-type="float">
            <text:p>53900</text:p>
          </table:table-cell>
          <table:table-cell table:formula="of:=55000-[.S8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Marshawn Lynch (14089454)</text:p>
          </table:table-cell>
          <table:table-cell office:value-type="string" calcext:value-type="string">
            <text:p>Titans <text:s/>(14089676)</text:p>
          </table:table-cell>
          <table:table-cell table:formula="of:=IF(ISNA(VLOOKUP([.A9];Players;6;0));0;VLOOKUP([.A9];Players;6;0))" office:value-type="float" office:value="6600" calcext:value-type="float">
            <text:p>6600</text:p>
          </table:table-cell>
          <table:table-cell table:formula="of:=IF(ISNA(VLOOKUP([.B9];Players;6;0));0;VLOOKUP([.B9];Players;6;0))" office:value-type="float" office:value="7400" calcext:value-type="float">
            <text:p>7400</text:p>
          </table:table-cell>
          <table:table-cell table:formula="of:=IF(ISNA(VLOOKUP([.C9];Players;6;0));0;VLOOKUP([.C9];Players;6;0))" office:value-type="float" office:value="6000" calcext:value-type="float">
            <text:p>6000</text:p>
          </table:table-cell>
          <table:table-cell table:formula="of:=IF(ISNA(VLOOKUP([.D9];Players;6;0));0;VLOOKUP([.D9];Players;6;0))" office:value-type="float" office:value="6600" calcext:value-type="float">
            <text:p>6600</text:p>
          </table:table-cell>
          <table:table-cell table:formula="of:=IF(ISNA(VLOOKUP([.E9];Players;6;0));0;VLOOKUP([.E9];Players;6;0))" office:value-type="float" office:value="7600" calcext:value-type="float">
            <text:p>7600</text:p>
          </table:table-cell>
          <table:table-cell table:formula="of:=IF(ISNA(VLOOKUP([.F9];Players;6;0));0;VLOOKUP([.F9];Players;6;0))" office:value-type="float" office:value="7400" calcext:value-type="float">
            <text:p>7400</text:p>
          </table:table-cell>
          <table:table-cell table:formula="of:=IF(ISNA(VLOOKUP([.G9];Players;6;0));0;VLOOKUP([.G9];Players;6;0))" office:value-type="float" office:value="6200" calcext:value-type="float">
            <text:p>6200</text:p>
          </table:table-cell>
          <table:table-cell table:formula="of:=IF(ISNA(VLOOKUP([.H9];Players;6;0));0;VLOOKUP([.H9];Players;6;0))" office:value-type="float" office:value="4800" calcext:value-type="float">
            <text:p>4800</text:p>
          </table:table-cell>
          <table:table-cell table:formula="of:=IF(ISNA(VLOOKUP([.I9];Players;6;0));0;VLOOKUP([.I9];Players;6;0))" office:value-type="float" office:value="2400" calcext:value-type="float">
            <text:p>2400</text:p>
          </table:table-cell>
          <table:table-cell table:formula="of:=SUM([.J9:.R9])" office:value-type="float" office:value="55000" calcext:value-type="float">
            <text:p>55000</text:p>
          </table:table-cell>
          <table:table-cell table:formula="of:=55000-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Seahawks <text:s/>(14089675)</text:p>
          </table:table-cell>
          <table:table-cell table:formula="of:=IF(ISNA(VLOOKUP([.A10];Players;6;0));0;VLOOKUP([.A10];Players;6;0))" office:value-type="float" office:value="6600" calcext:value-type="float">
            <text:p>6600</text:p>
          </table:table-cell>
          <table:table-cell table:formula="of:=IF(ISNA(VLOOKUP([.B10];Players;6;0));0;VLOOKUP([.B10];Players;6;0))" office:value-type="float" office:value="7400" calcext:value-type="float">
            <text:p>7400</text:p>
          </table:table-cell>
          <table:table-cell table:formula="of:=IF(ISNA(VLOOKUP([.C10];Players;6;0));0;VLOOKUP([.C10];Players;6;0))" office:value-type="float" office:value="6000" calcext:value-type="float">
            <text:p>6000</text:p>
          </table:table-cell>
          <table:table-cell table:formula="of:=IF(ISNA(VLOOKUP([.D10];Players;6;0));0;VLOOKUP([.D10];Players;6;0))" office:value-type="float" office:value="6600" calcext:value-type="float">
            <text:p>6600</text:p>
          </table:table-cell>
          <table:table-cell table:formula="of:=IF(ISNA(VLOOKUP([.E10];Players;6;0));0;VLOOKUP([.E10];Players;6;0))" office:value-type="float" office:value="7600" calcext:value-type="float">
            <text:p>7600</text:p>
          </table:table-cell>
          <table:table-cell table:formula="of:=IF(ISNA(VLOOKUP([.F10];Players;6;0));0;VLOOKUP([.F10];Players;6;0))" office:value-type="float" office:value="7400" calcext:value-type="float">
            <text:p>7400</text:p>
          </table:table-cell>
          <table:table-cell table:formula="of:=IF(ISNA(VLOOKUP([.G10];Players;6;0));0;VLOOKUP([.G10];Players;6;0))" office:value-type="float" office:value="6200" calcext:value-type="float">
            <text:p>6200</text:p>
          </table:table-cell>
          <table:table-cell table:formula="of:=IF(ISNA(VLOOKUP([.H10];Players;6;0));0;VLOOKUP([.H10];Players;6;0))" office:value-type="float" office:value="4400" calcext:value-type="float">
            <text:p>4400</text:p>
          </table:table-cell>
          <table:table-cell table:formula="of:=IF(ISNA(VLOOKUP([.I10];Players;6;0));0;VLOOKUP([.I10];Players;6;0))" office:value-type="float" office:value="2600" calcext:value-type="float">
            <text:p>2600</text:p>
          </table:table-cell>
          <table:table-cell table:formula="of:=SUM([.J10:.R10])" office:value-type="float" office:value="54800" calcext:value-type="float">
            <text:p>54800</text:p>
          </table:table-cell>
          <table:table-cell table:formula="of:=55000-[.S1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Vikings <text:s/>(14089674)</text:p>
          </table:table-cell>
          <table:table-cell table:formula="of:=IF(ISNA(VLOOKUP([.A11];Players;6;0));0;VLOOKUP([.A11];Players;6;0))" office:value-type="float" office:value="6600" calcext:value-type="float">
            <text:p>6600</text:p>
          </table:table-cell>
          <table:table-cell table:formula="of:=IF(ISNA(VLOOKUP([.B11];Players;6;0));0;VLOOKUP([.B11];Players;6;0))" office:value-type="float" office:value="7400" calcext:value-type="float">
            <text:p>7400</text:p>
          </table:table-cell>
          <table:table-cell table:formula="of:=IF(ISNA(VLOOKUP([.C11];Players;6;0));0;VLOOKUP([.C11];Players;6;0))" office:value-type="float" office:value="6000" calcext:value-type="float">
            <text:p>6000</text:p>
          </table:table-cell>
          <table:table-cell table:formula="of:=IF(ISNA(VLOOKUP([.D11];Players;6;0));0;VLOOKUP([.D11];Players;6;0))" office:value-type="float" office:value="6600" calcext:value-type="float">
            <text:p>6600</text:p>
          </table:table-cell>
          <table:table-cell table:formula="of:=IF(ISNA(VLOOKUP([.E11];Players;6;0));0;VLOOKUP([.E11];Players;6;0))" office:value-type="float" office:value="7600" calcext:value-type="float">
            <text:p>7600</text:p>
          </table:table-cell>
          <table:table-cell table:formula="of:=IF(ISNA(VLOOKUP([.F11];Players;6;0));0;VLOOKUP([.F11];Players;6;0))" office:value-type="float" office:value="7400" calcext:value-type="float">
            <text:p>7400</text:p>
          </table:table-cell>
          <table:table-cell table:formula="of:=IF(ISNA(VLOOKUP([.G11];Players;6;0));0;VLOOKUP([.G11];Players;6;0))" office:value-type="float" office:value="6200" calcext:value-type="float">
            <text:p>6200</text:p>
          </table:table-cell>
          <table:table-cell table:formula="of:=IF(ISNA(VLOOKUP([.H11];Players;6;0));0;VLOOKUP([.H11];Players;6;0))" office:value-type="float" office:value="4400" calcext:value-type="float">
            <text:p>4400</text:p>
          </table:table-cell>
          <table:table-cell table:formula="of:=IF(ISNA(VLOOKUP([.I11];Players;6;0));0;VLOOKUP([.I11];Players;6;0))" office:value-type="float" office:value="2700" calcext:value-type="float">
            <text:p>2700</text:p>
          </table:table-cell>
          <table:table-cell table:formula="of:=SUM([.J11:.R11])" office:value-type="float" office:value="54900" calcext:value-type="float">
            <text:p>54900</text:p>
          </table:table-cell>
          <table:table-cell table:formula="of:=55000-[.S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Texans <text:s/>(14089677)</text:p>
          </table:table-cell>
          <table:table-cell table:formula="of:=IF(ISNA(VLOOKUP([.A12];Players;6;0));0;VLOOKUP([.A12];Players;6;0))" office:value-type="float" office:value="8400" calcext:value-type="float">
            <text:p>8400</text:p>
          </table:table-cell>
          <table:table-cell table:formula="of:=IF(ISNA(VLOOKUP([.B12];Players;6;0));0;VLOOKUP([.B12];Players;6;0))" office:value-type="float" office:value="7400" calcext:value-type="float">
            <text:p>7400</text:p>
          </table:table-cell>
          <table:table-cell table:formula="of:=IF(ISNA(VLOOKUP([.C12];Players;6;0));0;VLOOKUP([.C12];Players;6;0))" office:value-type="float" office:value="6000" calcext:value-type="float">
            <text:p>6000</text:p>
          </table:table-cell>
          <table:table-cell table:formula="of:=IF(ISNA(VLOOKUP([.D12];Players;6;0));0;VLOOKUP([.D12];Players;6;0))" office:value-type="float" office:value="7600" calcext:value-type="float">
            <text:p>7600</text:p>
          </table:table-cell>
          <table:table-cell table:formula="of:=IF(ISNA(VLOOKUP([.E12];Players;6;0));0;VLOOKUP([.E12];Players;6;0))" office:value-type="float" office:value="7400" calcext:value-type="float">
            <text:p>7400</text:p>
          </table:table-cell>
          <table:table-cell table:formula="of:=IF(ISNA(VLOOKUP([.F12];Players;6;0));0;VLOOKUP([.F12];Players;6;0))" office:value-type="float" office:value="5200" calcext:value-type="float">
            <text:p>5200</text:p>
          </table:table-cell>
          <table:table-cell table:formula="of:=IF(ISNA(VLOOKUP([.G12];Players;6;0));0;VLOOKUP([.G12];Players;6;0))" office:value-type="float" office:value="5600" calcext:value-type="float">
            <text:p>5600</text:p>
          </table:table-cell>
          <table:table-cell table:formula="of:=IF(ISNA(VLOOKUP([.H12];Players;6;0));0;VLOOKUP([.H12];Players;6;0))" office:value-type="float" office:value="4900" calcext:value-type="float">
            <text:p>4900</text:p>
          </table:table-cell>
          <table:table-cell table:formula="of:=IF(ISNA(VLOOKUP([.I12];Players;6;0));0;VLOOKUP([.I12];Players;6;0))" office:value-type="float" office:value="2000" calcext:value-type="float">
            <text:p>2000</text:p>
          </table:table-cell>
          <table:table-cell table:formula="of:=SUM([.J12:.R12])" office:value-type="float" office:value="54500" calcext:value-type="float">
            <text:p>54500</text:p>
          </table:table-cell>
          <table:table-cell table:formula="of:=55000-[.S1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Texans <text:s/>(14089677)</text:p>
          </table:table-cell>
          <table:table-cell table:formula="of:=IF(ISNA(VLOOKUP([.A13];Players;6;0));0;VLOOKUP([.A13];Players;6;0))" office:value-type="float" office:value="6700" calcext:value-type="float">
            <text:p>6700</text:p>
          </table:table-cell>
          <table:table-cell table:formula="of:=IF(ISNA(VLOOKUP([.B13];Players;6;0));0;VLOOKUP([.B13];Players;6;0))" office:value-type="float" office:value="7400" calcext:value-type="float">
            <text:p>7400</text:p>
          </table:table-cell>
          <table:table-cell table:formula="of:=IF(ISNA(VLOOKUP([.C13];Players;6;0));0;VLOOKUP([.C13];Players;6;0))" office:value-type="float" office:value="6000" calcext:value-type="float">
            <text:p>6000</text:p>
          </table:table-cell>
          <table:table-cell table:formula="of:=IF(ISNA(VLOOKUP([.D13];Players;6;0));0;VLOOKUP([.D13];Players;6;0))" office:value-type="float" office:value="7400" calcext:value-type="float">
            <text:p>7400</text:p>
          </table:table-cell>
          <table:table-cell table:formula="of:=IF(ISNA(VLOOKUP([.E13];Players;6;0));0;VLOOKUP([.E13];Players;6;0))" office:value-type="float" office:value="7600" calcext:value-type="float">
            <text:p>7600</text:p>
          </table:table-cell>
          <table:table-cell table:formula="of:=IF(ISNA(VLOOKUP([.F13];Players;6;0));0;VLOOKUP([.F13];Players;6;0))" office:value-type="float" office:value="6600" calcext:value-type="float">
            <text:p>6600</text:p>
          </table:table-cell>
          <table:table-cell table:formula="of:=IF(ISNA(VLOOKUP([.G13];Players;6;0));0;VLOOKUP([.G13];Players;6;0))" office:value-type="float" office:value="6200" calcext:value-type="float">
            <text:p>6200</text:p>
          </table:table-cell>
          <table:table-cell table:formula="of:=IF(ISNA(VLOOKUP([.H13];Players;6;0));0;VLOOKUP([.H13];Players;6;0))" office:value-type="float" office:value="4900" calcext:value-type="float">
            <text:p>4900</text:p>
          </table:table-cell>
          <table:table-cell table:formula="of:=IF(ISNA(VLOOKUP([.I13];Players;6;0));0;VLOOKUP([.I13];Players;6;0))" office:value-type="float" office:value="2000" calcext:value-type="float">
            <text:p>2000</text:p>
          </table:table-cell>
          <table:table-cell table:formula="of:=SUM([.J13:.R13])" office:value-type="float" office:value="54800" calcext:value-type="float">
            <text:p>54800</text:p>
          </table:table-cell>
          <table:table-cell table:formula="of:=55000-[.S13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49ers <text:s/>(14089672)</text:p>
          </table:table-cell>
          <table:table-cell table:formula="of:=IF(ISNA(VLOOKUP([.A14];Players;6;0));0;VLOOKUP([.A14];Players;6;0))" office:value-type="float" office:value="6600" calcext:value-type="float">
            <text:p>6600</text:p>
          </table:table-cell>
          <table:table-cell table:formula="of:=IF(ISNA(VLOOKUP([.B14];Players;6;0));0;VLOOKUP([.B14];Players;6;0))" office:value-type="float" office:value="7400" calcext:value-type="float">
            <text:p>7400</text:p>
          </table:table-cell>
          <table:table-cell table:formula="of:=IF(ISNA(VLOOKUP([.C14];Players;6;0));0;VLOOKUP([.C14];Players;6;0))" office:value-type="float" office:value="6000" calcext:value-type="float">
            <text:p>6000</text:p>
          </table:table-cell>
          <table:table-cell table:formula="of:=IF(ISNA(VLOOKUP([.D14];Players;6;0));0;VLOOKUP([.D14];Players;6;0))" office:value-type="float" office:value="6600" calcext:value-type="float">
            <text:p>6600</text:p>
          </table:table-cell>
          <table:table-cell table:formula="of:=IF(ISNA(VLOOKUP([.E14];Players;6;0));0;VLOOKUP([.E14];Players;6;0))" office:value-type="float" office:value="7600" calcext:value-type="float">
            <text:p>7600</text:p>
          </table:table-cell>
          <table:table-cell table:formula="of:=IF(ISNA(VLOOKUP([.F14];Players;6;0));0;VLOOKUP([.F14];Players;6;0))" office:value-type="float" office:value="5200" calcext:value-type="float">
            <text:p>5200</text:p>
          </table:table-cell>
          <table:table-cell table:formula="of:=IF(ISNA(VLOOKUP([.G14];Players;6;0));0;VLOOKUP([.G14];Players;6;0))" office:value-type="float" office:value="6200" calcext:value-type="float">
            <text:p>6200</text:p>
          </table:table-cell>
          <table:table-cell table:formula="of:=IF(ISNA(VLOOKUP([.H14];Players;6;0));0;VLOOKUP([.H14];Players;6;0))" office:value-type="float" office:value="5800" calcext:value-type="float">
            <text:p>5800</text:p>
          </table:table-cell>
          <table:table-cell table:formula="of:=IF(ISNA(VLOOKUP([.I14];Players;6;0));0;VLOOKUP([.I14];Players;6;0))" office:value-type="float" office:value="3000" calcext:value-type="float">
            <text:p>3000</text:p>
          </table:table-cell>
          <table:table-cell table:formula="of:=SUM([.J14:.R14])" office:value-type="float" office:value="54400" calcext:value-type="float">
            <text:p>54400</text:p>
          </table:table-cell>
          <table:table-cell table:formula="of:=55000-[.S14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Texans <text:s/>(14089677)</text:p>
          </table:table-cell>
          <table:table-cell table:formula="of:=IF(ISNA(VLOOKUP([.A15];Players;6;0));0;VLOOKUP([.A15];Players;6;0))" office:value-type="float" office:value="6500" calcext:value-type="float">
            <text:p>6500</text:p>
          </table:table-cell>
          <table:table-cell table:formula="of:=IF(ISNA(VLOOKUP([.B15];Players;6;0));0;VLOOKUP([.B15];Players;6;0))" office:value-type="float" office:value="7400" calcext:value-type="float">
            <text:p>7400</text:p>
          </table:table-cell>
          <table:table-cell table:formula="of:=IF(ISNA(VLOOKUP([.C15];Players;6;0));0;VLOOKUP([.C15];Players;6;0))" office:value-type="float" office:value="6000" calcext:value-type="float">
            <text:p>6000</text:p>
          </table:table-cell>
          <table:table-cell table:formula="of:=IF(ISNA(VLOOKUP([.D15];Players;6;0));0;VLOOKUP([.D15];Players;6;0))" office:value-type="float" office:value="7800" calcext:value-type="float">
            <text:p>7800</text:p>
          </table:table-cell>
          <table:table-cell table:formula="of:=IF(ISNA(VLOOKUP([.E15];Players;6;0));0;VLOOKUP([.E15];Players;6;0))" office:value-type="float" office:value="7600" calcext:value-type="float">
            <text:p>7600</text:p>
          </table:table-cell>
          <table:table-cell table:formula="of:=IF(ISNA(VLOOKUP([.F15];Players;6;0));0;VLOOKUP([.F15];Players;6;0))" office:value-type="float" office:value="6600" calcext:value-type="float">
            <text:p>6600</text:p>
          </table:table-cell>
          <table:table-cell table:formula="of:=IF(ISNA(VLOOKUP([.G15];Players;6;0));0;VLOOKUP([.G15];Players;6;0))" office:value-type="float" office:value="6200" calcext:value-type="float">
            <text:p>6200</text:p>
          </table:table-cell>
          <table:table-cell table:formula="of:=IF(ISNA(VLOOKUP([.H15];Players;6;0));0;VLOOKUP([.H15];Players;6;0))" office:value-type="float" office:value="4900" calcext:value-type="float">
            <text:p>4900</text:p>
          </table:table-cell>
          <table:table-cell table:formula="of:=IF(ISNA(VLOOKUP([.I15];Players;6;0));0;VLOOKUP([.I15];Players;6;0))" office:value-type="float" office:value="2000" calcext:value-type="float">
            <text:p>2000</text:p>
          </table:table-cell>
          <table:table-cell table:formula="of:=SUM([.J15:.R15])" office:value-type="float" office:value="55000" calcext:value-type="float">
            <text:p>55000</text:p>
          </table:table-cell>
          <table:table-cell table:formula="of:=55000-[.S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Chiefs <text:s/>(14089671)</text:p>
          </table:table-cell>
          <table:table-cell table:formula="of:=IF(ISNA(VLOOKUP([.A16];Players;6;0));0;VLOOKUP([.A16];Players;6;0))" office:value-type="float" office:value="6600" calcext:value-type="float">
            <text:p>6600</text:p>
          </table:table-cell>
          <table:table-cell table:formula="of:=IF(ISNA(VLOOKUP([.B16];Players;6;0));0;VLOOKUP([.B16];Players;6;0))" office:value-type="float" office:value="7400" calcext:value-type="float">
            <text:p>7400</text:p>
          </table:table-cell>
          <table:table-cell table:formula="of:=IF(ISNA(VLOOKUP([.C16];Players;6;0));0;VLOOKUP([.C16];Players;6;0))" office:value-type="float" office:value="6000" calcext:value-type="float">
            <text:p>6000</text:p>
          </table:table-cell>
          <table:table-cell table:formula="of:=IF(ISNA(VLOOKUP([.D16];Players;6;0));0;VLOOKUP([.D16];Players;6;0))" office:value-type="float" office:value="6600" calcext:value-type="float">
            <text:p>6600</text:p>
          </table:table-cell>
          <table:table-cell table:formula="of:=IF(ISNA(VLOOKUP([.E16];Players;6;0));0;VLOOKUP([.E16];Players;6;0))" office:value-type="float" office:value="7600" calcext:value-type="float">
            <text:p>7600</text:p>
          </table:table-cell>
          <table:table-cell table:formula="of:=IF(ISNA(VLOOKUP([.F16];Players;6;0));0;VLOOKUP([.F16];Players;6;0))" office:value-type="float" office:value="5200" calcext:value-type="float">
            <text:p>5200</text:p>
          </table:table-cell>
          <table:table-cell table:formula="of:=IF(ISNA(VLOOKUP([.G16];Players;6;0));0;VLOOKUP([.G16];Players;6;0))" office:value-type="float" office:value="6200" calcext:value-type="float">
            <text:p>6200</text:p>
          </table:table-cell>
          <table:table-cell table:formula="of:=IF(ISNA(VLOOKUP([.H16];Players;6;0));0;VLOOKUP([.H16];Players;6;0))" office:value-type="float" office:value="5800" calcext:value-type="float">
            <text:p>5800</text:p>
          </table:table-cell>
          <table:table-cell table:formula="of:=IF(ISNA(VLOOKUP([.I16];Players;6;0));0;VLOOKUP([.I16];Players;6;0))" office:value-type="float" office:value="3200" calcext:value-type="float">
            <text:p>3200</text:p>
          </table:table-cell>
          <table:table-cell table:formula="of:=SUM([.J16:.R16])" office:value-type="float" office:value="54600" calcext:value-type="float">
            <text:p>54600</text:p>
          </table:table-cell>
          <table:table-cell table:formula="of:=55000-[.S1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ravis Kelce (14089608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Titans <text:s/>(14089676)</text:p>
          </table:table-cell>
          <table:table-cell table:formula="of:=IF(ISNA(VLOOKUP([.A17];Players;6;0));0;VLOOKUP([.A17];Players;6;0))" office:value-type="float" office:value="6700" calcext:value-type="float">
            <text:p>6700</text:p>
          </table:table-cell>
          <table:table-cell table:formula="of:=IF(ISNA(VLOOKUP([.B17];Players;6;0));0;VLOOKUP([.B17];Players;6;0))" office:value-type="float" office:value="7400" calcext:value-type="float">
            <text:p>7400</text:p>
          </table:table-cell>
          <table:table-cell table:formula="of:=IF(ISNA(VLOOKUP([.C17];Players;6;0));0;VLOOKUP([.C17];Players;6;0))" office:value-type="float" office:value="5800" calcext:value-type="float">
            <text:p>5800</text:p>
          </table:table-cell>
          <table:table-cell table:formula="of:=IF(ISNA(VLOOKUP([.D17];Players;6;0));0;VLOOKUP([.D17];Players;6;0))" office:value-type="float" office:value="7400" calcext:value-type="float">
            <text:p>7400</text:p>
          </table:table-cell>
          <table:table-cell table:formula="of:=IF(ISNA(VLOOKUP([.E17];Players;6;0));0;VLOOKUP([.E17];Players;6;0))" office:value-type="float" office:value="7600" calcext:value-type="float">
            <text:p>7600</text:p>
          </table:table-cell>
          <table:table-cell table:formula="of:=IF(ISNA(VLOOKUP([.F17];Players;6;0));0;VLOOKUP([.F17];Players;6;0))" office:value-type="float" office:value="6600" calcext:value-type="float">
            <text:p>6600</text:p>
          </table:table-cell>
          <table:table-cell table:formula="of:=IF(ISNA(VLOOKUP([.G17];Players;6;0));0;VLOOKUP([.G17];Players;6;0))" office:value-type="float" office:value="6400" calcext:value-type="float">
            <text:p>6400</text:p>
          </table:table-cell>
          <table:table-cell table:formula="of:=IF(ISNA(VLOOKUP([.H17];Players;6;0));0;VLOOKUP([.H17];Players;6;0))" office:value-type="float" office:value="4400" calcext:value-type="float">
            <text:p>4400</text:p>
          </table:table-cell>
          <table:table-cell table:formula="of:=IF(ISNA(VLOOKUP([.I17];Players;6;0));0;VLOOKUP([.I17];Players;6;0))" office:value-type="float" office:value="2400" calcext:value-type="float">
            <text:p>2400</text:p>
          </table:table-cell>
          <table:table-cell table:formula="of:=SUM([.J17:.R17])" office:value-type="float" office:value="54700" calcext:value-type="float">
            <text:p>54700</text:p>
          </table:table-cell>
          <table:table-cell table:formula="of:=55000-[.S17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Marshawn Lynch (14089454)</text:p>
          </table:table-cell>
          <table:table-cell office:value-type="string" calcext:value-type="string">
            <text:p>Seahawks <text:s/>(14089675)</text:p>
          </table:table-cell>
          <table:table-cell table:formula="of:=IF(ISNA(VLOOKUP([.A18];Players;6;0));0;VLOOKUP([.A18];Players;6;0))" office:value-type="float" office:value="8400" calcext:value-type="float">
            <text:p>8400</text:p>
          </table:table-cell>
          <table:table-cell table:formula="of:=IF(ISNA(VLOOKUP([.B18];Players;6;0));0;VLOOKUP([.B18];Players;6;0))" office:value-type="float" office:value="7400" calcext:value-type="float">
            <text:p>7400</text:p>
          </table:table-cell>
          <table:table-cell table:formula="of:=IF(ISNA(VLOOKUP([.C18];Players;6;0));0;VLOOKUP([.C18];Players;6;0))" office:value-type="float" office:value="6000" calcext:value-type="float">
            <text:p>6000</text:p>
          </table:table-cell>
          <table:table-cell table:formula="of:=IF(ISNA(VLOOKUP([.D18];Players;6;0));0;VLOOKUP([.D18];Players;6;0))" office:value-type="float" office:value="7600" calcext:value-type="float">
            <text:p>7600</text:p>
          </table:table-cell>
          <table:table-cell table:formula="of:=IF(ISNA(VLOOKUP([.E18];Players;6;0));0;VLOOKUP([.E18];Players;6;0))" office:value-type="float" office:value="7400" calcext:value-type="float">
            <text:p>7400</text:p>
          </table:table-cell>
          <table:table-cell table:formula="of:=IF(ISNA(VLOOKUP([.F18];Players;6;0));0;VLOOKUP([.F18];Players;6;0))" office:value-type="float" office:value="5200" calcext:value-type="float">
            <text:p>5200</text:p>
          </table:table-cell>
          <table:table-cell table:formula="of:=IF(ISNA(VLOOKUP([.G18];Players;6;0));0;VLOOKUP([.G18];Players;6;0))" office:value-type="float" office:value="5600" calcext:value-type="float">
            <text:p>5600</text:p>
          </table:table-cell>
          <table:table-cell table:formula="of:=IF(ISNA(VLOOKUP([.H18];Players;6;0));0;VLOOKUP([.H18];Players;6;0))" office:value-type="float" office:value="4800" calcext:value-type="float">
            <text:p>4800</text:p>
          </table:table-cell>
          <table:table-cell table:formula="of:=IF(ISNA(VLOOKUP([.I18];Players;6;0));0;VLOOKUP([.I18];Players;6;0))" office:value-type="float" office:value="2600" calcext:value-type="float">
            <text:p>2600</text:p>
          </table:table-cell>
          <table:table-cell table:formula="of:=SUM([.J18:.R18])" office:value-type="float" office:value="55000" calcext:value-type="float">
            <text:p>55000</text:p>
          </table:table-cell>
          <table:table-cell table:formula="of:=55000-[.S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Vikings <text:s/>(14089674)</text:p>
          </table:table-cell>
          <table:table-cell table:formula="of:=IF(ISNA(VLOOKUP([.A19];Players;6;0));0;VLOOKUP([.A19];Players;6;0))" office:value-type="float" office:value="8400" calcext:value-type="float">
            <text:p>8400</text:p>
          </table:table-cell>
          <table:table-cell table:formula="of:=IF(ISNA(VLOOKUP([.B19];Players;6;0));0;VLOOKUP([.B19];Players;6;0))" office:value-type="float" office:value="7400" calcext:value-type="float">
            <text:p>7400</text:p>
          </table:table-cell>
          <table:table-cell table:formula="of:=IF(ISNA(VLOOKUP([.C19];Players;6;0));0;VLOOKUP([.C19];Players;6;0))" office:value-type="float" office:value="6000" calcext:value-type="float">
            <text:p>6000</text:p>
          </table:table-cell>
          <table:table-cell table:formula="of:=IF(ISNA(VLOOKUP([.D19];Players;6;0));0;VLOOKUP([.D19];Players;6;0))" office:value-type="float" office:value="7600" calcext:value-type="float">
            <text:p>7600</text:p>
          </table:table-cell>
          <table:table-cell table:formula="of:=IF(ISNA(VLOOKUP([.E19];Players;6;0));0;VLOOKUP([.E19];Players;6;0))" office:value-type="float" office:value="6600" calcext:value-type="float">
            <text:p>6600</text:p>
          </table:table-cell>
          <table:table-cell table:formula="of:=IF(ISNA(VLOOKUP([.F19];Players;6;0));0;VLOOKUP([.F19];Players;6;0))" office:value-type="float" office:value="5200" calcext:value-type="float">
            <text:p>5200</text:p>
          </table:table-cell>
          <table:table-cell table:formula="of:=IF(ISNA(VLOOKUP([.G19];Players;6;0));0;VLOOKUP([.G19];Players;6;0))" office:value-type="float" office:value="5600" calcext:value-type="float">
            <text:p>5600</text:p>
          </table:table-cell>
          <table:table-cell table:formula="of:=IF(ISNA(VLOOKUP([.H19];Players;6;0));0;VLOOKUP([.H19];Players;6;0))" office:value-type="float" office:value="4900" calcext:value-type="float">
            <text:p>4900</text:p>
          </table:table-cell>
          <table:table-cell table:formula="of:=IF(ISNA(VLOOKUP([.I19];Players;6;0));0;VLOOKUP([.I19];Players;6;0))" office:value-type="float" office:value="2700" calcext:value-type="float">
            <text:p>2700</text:p>
          </table:table-cell>
          <table:table-cell table:formula="of:=SUM([.J19:.R19])" office:value-type="float" office:value="54400" calcext:value-type="float">
            <text:p>54400</text:p>
          </table:table-cell>
          <table:table-cell table:formula="of:=55000-[.S19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ravis Kelce (14089608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Seahawks <text:s/>(14089675)</text:p>
          </table:table-cell>
          <table:table-cell table:formula="of:=IF(ISNA(VLOOKUP([.A20];Players;6;0));0;VLOOKUP([.A20];Players;6;0))" office:value-type="float" office:value="6700" calcext:value-type="float">
            <text:p>6700</text:p>
          </table:table-cell>
          <table:table-cell table:formula="of:=IF(ISNA(VLOOKUP([.B20];Players;6;0));0;VLOOKUP([.B20];Players;6;0))" office:value-type="float" office:value="7400" calcext:value-type="float">
            <text:p>7400</text:p>
          </table:table-cell>
          <table:table-cell table:formula="of:=IF(ISNA(VLOOKUP([.C20];Players;6;0));0;VLOOKUP([.C20];Players;6;0))" office:value-type="float" office:value="5800" calcext:value-type="float">
            <text:p>5800</text:p>
          </table:table-cell>
          <table:table-cell table:formula="of:=IF(ISNA(VLOOKUP([.D20];Players;6;0));0;VLOOKUP([.D20];Players;6;0))" office:value-type="float" office:value="7400" calcext:value-type="float">
            <text:p>7400</text:p>
          </table:table-cell>
          <table:table-cell table:formula="of:=IF(ISNA(VLOOKUP([.E20];Players;6;0));0;VLOOKUP([.E20];Players;6;0))" office:value-type="float" office:value="7600" calcext:value-type="float">
            <text:p>7600</text:p>
          </table:table-cell>
          <table:table-cell table:formula="of:=IF(ISNA(VLOOKUP([.F20];Players;6;0));0;VLOOKUP([.F20];Players;6;0))" office:value-type="float" office:value="6600" calcext:value-type="float">
            <text:p>6600</text:p>
          </table:table-cell>
          <table:table-cell table:formula="of:=IF(ISNA(VLOOKUP([.G20];Players;6;0));0;VLOOKUP([.G20];Players;6;0))" office:value-type="float" office:value="6400" calcext:value-type="float">
            <text:p>6400</text:p>
          </table:table-cell>
          <table:table-cell table:formula="of:=IF(ISNA(VLOOKUP([.H20];Players;6;0));0;VLOOKUP([.H20];Players;6;0))" office:value-type="float" office:value="4400" calcext:value-type="float">
            <text:p>4400</text:p>
          </table:table-cell>
          <table:table-cell table:formula="of:=IF(ISNA(VLOOKUP([.I20];Players;6;0));0;VLOOKUP([.I20];Players;6;0))" office:value-type="float" office:value="2600" calcext:value-type="float">
            <text:p>2600</text:p>
          </table:table-cell>
          <table:table-cell table:formula="of:=SUM([.J20:.R20])" office:value-type="float" office:value="54900" calcext:value-type="float">
            <text:p>54900</text:p>
          </table:table-cell>
          <table:table-cell table:formula="of:=55000-[.S2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ravis Kelce (14089608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Titans <text:s/>(14089676)</text:p>
          </table:table-cell>
          <table:table-cell table:formula="of:=IF(ISNA(VLOOKUP([.A21];Players;6;0));0;VLOOKUP([.A21];Players;6;0))" office:value-type="float" office:value="6500" calcext:value-type="float">
            <text:p>6500</text:p>
          </table:table-cell>
          <table:table-cell table:formula="of:=IF(ISNA(VLOOKUP([.B21];Players;6;0));0;VLOOKUP([.B21];Players;6;0))" office:value-type="float" office:value="7400" calcext:value-type="float">
            <text:p>7400</text:p>
          </table:table-cell>
          <table:table-cell table:formula="of:=IF(ISNA(VLOOKUP([.C21];Players;6;0));0;VLOOKUP([.C21];Players;6;0))" office:value-type="float" office:value="4900" calcext:value-type="float">
            <text:p>4900</text:p>
          </table:table-cell>
          <table:table-cell table:formula="of:=IF(ISNA(VLOOKUP([.D21];Players;6;0));0;VLOOKUP([.D21];Players;6;0))" office:value-type="float" office:value="7800" calcext:value-type="float">
            <text:p>7800</text:p>
          </table:table-cell>
          <table:table-cell table:formula="of:=IF(ISNA(VLOOKUP([.E21];Players;6;0));0;VLOOKUP([.E21];Players;6;0))" office:value-type="float" office:value="7600" calcext:value-type="float">
            <text:p>7600</text:p>
          </table:table-cell>
          <table:table-cell table:formula="of:=IF(ISNA(VLOOKUP([.F21];Players;6;0));0;VLOOKUP([.F21];Players;6;0))" office:value-type="float" office:value="7400" calcext:value-type="float">
            <text:p>7400</text:p>
          </table:table-cell>
          <table:table-cell table:formula="of:=IF(ISNA(VLOOKUP([.G21];Players;6;0));0;VLOOKUP([.G21];Players;6;0))" office:value-type="float" office:value="6400" calcext:value-type="float">
            <text:p>6400</text:p>
          </table:table-cell>
          <table:table-cell table:formula="of:=IF(ISNA(VLOOKUP([.H21];Players;6;0));0;VLOOKUP([.H21];Players;6;0))" office:value-type="float" office:value="4400" calcext:value-type="float">
            <text:p>4400</text:p>
          </table:table-cell>
          <table:table-cell table:formula="of:=IF(ISNA(VLOOKUP([.I21];Players;6;0));0;VLOOKUP([.I21];Players;6;0))" office:value-type="float" office:value="2400" calcext:value-type="float">
            <text:p>2400</text:p>
          </table:table-cell>
          <table:table-cell table:formula="of:=SUM([.J21:.R21])" office:value-type="float" office:value="54800" calcext:value-type="float">
            <text:p>54800</text:p>
          </table:table-cell>
          <table:table-cell table:formula="of:=55000-[.S21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Packers <text:s/>(14089673)</text:p>
          </table:table-cell>
          <table:table-cell table:formula="of:=IF(ISNA(VLOOKUP([.A22];Players;6;0));0;VLOOKUP([.A22];Players;6;0))" office:value-type="float" office:value="8400" calcext:value-type="float">
            <text:p>8400</text:p>
          </table:table-cell>
          <table:table-cell table:formula="of:=IF(ISNA(VLOOKUP([.B22];Players;6;0));0;VLOOKUP([.B22];Players;6;0))" office:value-type="float" office:value="7400" calcext:value-type="float">
            <text:p>7400</text:p>
          </table:table-cell>
          <table:table-cell table:formula="of:=IF(ISNA(VLOOKUP([.C22];Players;6;0));0;VLOOKUP([.C22];Players;6;0))" office:value-type="float" office:value="6000" calcext:value-type="float">
            <text:p>6000</text:p>
          </table:table-cell>
          <table:table-cell table:formula="of:=IF(ISNA(VLOOKUP([.D22];Players;6;0));0;VLOOKUP([.D22];Players;6;0))" office:value-type="float" office:value="7600" calcext:value-type="float">
            <text:p>7600</text:p>
          </table:table-cell>
          <table:table-cell table:formula="of:=IF(ISNA(VLOOKUP([.E22];Players;6;0));0;VLOOKUP([.E22];Players;6;0))" office:value-type="float" office:value="6600" calcext:value-type="float">
            <text:p>6600</text:p>
          </table:table-cell>
          <table:table-cell table:formula="of:=IF(ISNA(VLOOKUP([.F22];Players;6;0));0;VLOOKUP([.F22];Players;6;0))" office:value-type="float" office:value="5200" calcext:value-type="float">
            <text:p>5200</text:p>
          </table:table-cell>
          <table:table-cell table:formula="of:=IF(ISNA(VLOOKUP([.G22];Players;6;0));0;VLOOKUP([.G22];Players;6;0))" office:value-type="float" office:value="5600" calcext:value-type="float">
            <text:p>5600</text:p>
          </table:table-cell>
          <table:table-cell table:formula="of:=IF(ISNA(VLOOKUP([.H22];Players;6;0));0;VLOOKUP([.H22];Players;6;0))" office:value-type="float" office:value="4900" calcext:value-type="float">
            <text:p>4900</text:p>
          </table:table-cell>
          <table:table-cell table:formula="of:=IF(ISNA(VLOOKUP([.I22];Players;6;0));0;VLOOKUP([.I22];Players;6;0))" office:value-type="float" office:value="2800" calcext:value-type="float">
            <text:p>2800</text:p>
          </table:table-cell>
          <table:table-cell table:formula="of:=SUM([.J22:.R22])" office:value-type="float" office:value="54500" calcext:value-type="float">
            <text:p>54500</text:p>
          </table:table-cell>
          <table:table-cell table:formula="of:=55000-[.S2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ravis Kelce (14089608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Vikings <text:s/>(14089674)</text:p>
          </table:table-cell>
          <table:table-cell table:formula="of:=IF(ISNA(VLOOKUP([.A23];Players;6;0));0;VLOOKUP([.A23];Players;6;0))" office:value-type="float" office:value="6700" calcext:value-type="float">
            <text:p>6700</text:p>
          </table:table-cell>
          <table:table-cell table:formula="of:=IF(ISNA(VLOOKUP([.B23];Players;6;0));0;VLOOKUP([.B23];Players;6;0))" office:value-type="float" office:value="7400" calcext:value-type="float">
            <text:p>7400</text:p>
          </table:table-cell>
          <table:table-cell table:formula="of:=IF(ISNA(VLOOKUP([.C23];Players;6;0));0;VLOOKUP([.C23];Players;6;0))" office:value-type="float" office:value="5800" calcext:value-type="float">
            <text:p>5800</text:p>
          </table:table-cell>
          <table:table-cell table:formula="of:=IF(ISNA(VLOOKUP([.D23];Players;6;0));0;VLOOKUP([.D23];Players;6;0))" office:value-type="float" office:value="7400" calcext:value-type="float">
            <text:p>7400</text:p>
          </table:table-cell>
          <table:table-cell table:formula="of:=IF(ISNA(VLOOKUP([.E23];Players;6;0));0;VLOOKUP([.E23];Players;6;0))" office:value-type="float" office:value="7600" calcext:value-type="float">
            <text:p>7600</text:p>
          </table:table-cell>
          <table:table-cell table:formula="of:=IF(ISNA(VLOOKUP([.F23];Players;6;0));0;VLOOKUP([.F23];Players;6;0))" office:value-type="float" office:value="6600" calcext:value-type="float">
            <text:p>6600</text:p>
          </table:table-cell>
          <table:table-cell table:formula="of:=IF(ISNA(VLOOKUP([.G23];Players;6;0));0;VLOOKUP([.G23];Players;6;0))" office:value-type="float" office:value="6400" calcext:value-type="float">
            <text:p>6400</text:p>
          </table:table-cell>
          <table:table-cell table:formula="of:=IF(ISNA(VLOOKUP([.H23];Players;6;0));0;VLOOKUP([.H23];Players;6;0))" office:value-type="float" office:value="4400" calcext:value-type="float">
            <text:p>4400</text:p>
          </table:table-cell>
          <table:table-cell table:formula="of:=IF(ISNA(VLOOKUP([.I23];Players;6;0));0;VLOOKUP([.I23];Players;6;0))" office:value-type="float" office:value="2700" calcext:value-type="float">
            <text:p>2700</text:p>
          </table:table-cell>
          <table:table-cell table:formula="of:=SUM([.J23:.R23])" office:value-type="float" office:value="55000" calcext:value-type="float">
            <text:p>55000</text:p>
          </table:table-cell>
          <table:table-cell table:formula="of:=55000-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Ravens <text:s/>(14089670)</text:p>
          </table:table-cell>
          <table:table-cell table:formula="of:=IF(ISNA(VLOOKUP([.A24];Players;6;0));0;VLOOKUP([.A24];Players;6;0))" office:value-type="float" office:value="6600" calcext:value-type="float">
            <text:p>6600</text:p>
          </table:table-cell>
          <table:table-cell table:formula="of:=IF(ISNA(VLOOKUP([.B24];Players;6;0));0;VLOOKUP([.B24];Players;6;0))" office:value-type="float" office:value="7400" calcext:value-type="float">
            <text:p>7400</text:p>
          </table:table-cell>
          <table:table-cell table:formula="of:=IF(ISNA(VLOOKUP([.C24];Players;6;0));0;VLOOKUP([.C24];Players;6;0))" office:value-type="float" office:value="6000" calcext:value-type="float">
            <text:p>6000</text:p>
          </table:table-cell>
          <table:table-cell table:formula="of:=IF(ISNA(VLOOKUP([.D24];Players;6;0));0;VLOOKUP([.D24];Players;6;0))" office:value-type="float" office:value="6600" calcext:value-type="float">
            <text:p>6600</text:p>
          </table:table-cell>
          <table:table-cell table:formula="of:=IF(ISNA(VLOOKUP([.E24];Players;6;0));0;VLOOKUP([.E24];Players;6;0))" office:value-type="float" office:value="7600" calcext:value-type="float">
            <text:p>7600</text:p>
          </table:table-cell>
          <table:table-cell table:formula="of:=IF(ISNA(VLOOKUP([.F24];Players;6;0));0;VLOOKUP([.F24];Players;6;0))" office:value-type="float" office:value="5200" calcext:value-type="float">
            <text:p>5200</text:p>
          </table:table-cell>
          <table:table-cell table:formula="of:=IF(ISNA(VLOOKUP([.G24];Players;6;0));0;VLOOKUP([.G24];Players;6;0))" office:value-type="float" office:value="6200" calcext:value-type="float">
            <text:p>6200</text:p>
          </table:table-cell>
          <table:table-cell table:formula="of:=IF(ISNA(VLOOKUP([.H24];Players;6;0));0;VLOOKUP([.H24];Players;6;0))" office:value-type="float" office:value="5800" calcext:value-type="float">
            <text:p>5800</text:p>
          </table:table-cell>
          <table:table-cell table:formula="of:=IF(ISNA(VLOOKUP([.I24];Players;6;0));0;VLOOKUP([.I24];Players;6;0))" office:value-type="float" office:value="3600" calcext:value-type="float">
            <text:p>3600</text:p>
          </table:table-cell>
          <table:table-cell table:formula="of:=SUM([.J24:.R24])" office:value-type="float" office:value="55000" calcext:value-type="float">
            <text:p>55000</text:p>
          </table:table-cell>
          <table:table-cell table:formula="of:=55000-[.S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Packers <text:s/>(14089673)</text:p>
          </table:table-cell>
          <table:table-cell table:formula="of:=IF(ISNA(VLOOKUP([.A25];Players;6;0));0;VLOOKUP([.A25];Players;6;0))" office:value-type="float" office:value="6700" calcext:value-type="float">
            <text:p>6700</text:p>
          </table:table-cell>
          <table:table-cell table:formula="of:=IF(ISNA(VLOOKUP([.B25];Players;6;0));0;VLOOKUP([.B25];Players;6;0))" office:value-type="float" office:value="7400" calcext:value-type="float">
            <text:p>7400</text:p>
          </table:table-cell>
          <table:table-cell table:formula="of:=IF(ISNA(VLOOKUP([.C25];Players;6;0));0;VLOOKUP([.C25];Players;6;0))" office:value-type="float" office:value="6000" calcext:value-type="float">
            <text:p>6000</text:p>
          </table:table-cell>
          <table:table-cell table:formula="of:=IF(ISNA(VLOOKUP([.D25];Players;6;0));0;VLOOKUP([.D25];Players;6;0))" office:value-type="float" office:value="7400" calcext:value-type="float">
            <text:p>7400</text:p>
          </table:table-cell>
          <table:table-cell table:formula="of:=IF(ISNA(VLOOKUP([.E25];Players;6;0));0;VLOOKUP([.E25];Players;6;0))" office:value-type="float" office:value="7600" calcext:value-type="float">
            <text:p>7600</text:p>
          </table:table-cell>
          <table:table-cell table:formula="of:=IF(ISNA(VLOOKUP([.F25];Players;6;0));0;VLOOKUP([.F25];Players;6;0))" office:value-type="float" office:value="5200" calcext:value-type="float">
            <text:p>5200</text:p>
          </table:table-cell>
          <table:table-cell table:formula="of:=IF(ISNA(VLOOKUP([.G25];Players;6;0));0;VLOOKUP([.G25];Players;6;0))" office:value-type="float" office:value="6200" calcext:value-type="float">
            <text:p>6200</text:p>
          </table:table-cell>
          <table:table-cell table:formula="of:=IF(ISNA(VLOOKUP([.H25];Players;6;0));0;VLOOKUP([.H25];Players;6;0))" office:value-type="float" office:value="4900" calcext:value-type="float">
            <text:p>4900</text:p>
          </table:table-cell>
          <table:table-cell table:formula="of:=IF(ISNA(VLOOKUP([.I25];Players;6;0));0;VLOOKUP([.I25];Players;6;0))" office:value-type="float" office:value="2800" calcext:value-type="float">
            <text:p>2800</text:p>
          </table:table-cell>
          <table:table-cell table:formula="of:=SUM([.J25:.R25])" office:value-type="float" office:value="54200" calcext:value-type="float">
            <text:p>54200</text:p>
          </table:table-cell>
          <table:table-cell table:formula="of:=55000-[.S25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49ers <text:s/>(14089672)</text:p>
          </table:table-cell>
          <table:table-cell table:formula="of:=IF(ISNA(VLOOKUP([.A26];Players;6;0));0;VLOOKUP([.A26];Players;6;0))" office:value-type="float" office:value="8400" calcext:value-type="float">
            <text:p>8400</text:p>
          </table:table-cell>
          <table:table-cell table:formula="of:=IF(ISNA(VLOOKUP([.B26];Players;6;0));0;VLOOKUP([.B26];Players;6;0))" office:value-type="float" office:value="7400" calcext:value-type="float">
            <text:p>7400</text:p>
          </table:table-cell>
          <table:table-cell table:formula="of:=IF(ISNA(VLOOKUP([.C26];Players;6;0));0;VLOOKUP([.C26];Players;6;0))" office:value-type="float" office:value="6000" calcext:value-type="float">
            <text:p>6000</text:p>
          </table:table-cell>
          <table:table-cell table:formula="of:=IF(ISNA(VLOOKUP([.D26];Players;6;0));0;VLOOKUP([.D26];Players;6;0))" office:value-type="float" office:value="7600" calcext:value-type="float">
            <text:p>7600</text:p>
          </table:table-cell>
          <table:table-cell table:formula="of:=IF(ISNA(VLOOKUP([.E26];Players;6;0));0;VLOOKUP([.E26];Players;6;0))" office:value-type="float" office:value="6600" calcext:value-type="float">
            <text:p>6600</text:p>
          </table:table-cell>
          <table:table-cell table:formula="of:=IF(ISNA(VLOOKUP([.F26];Players;6;0));0;VLOOKUP([.F26];Players;6;0))" office:value-type="float" office:value="5200" calcext:value-type="float">
            <text:p>5200</text:p>
          </table:table-cell>
          <table:table-cell table:formula="of:=IF(ISNA(VLOOKUP([.G26];Players;6;0));0;VLOOKUP([.G26];Players;6;0))" office:value-type="float" office:value="5600" calcext:value-type="float">
            <text:p>5600</text:p>
          </table:table-cell>
          <table:table-cell table:formula="of:=IF(ISNA(VLOOKUP([.H26];Players;6;0));0;VLOOKUP([.H26];Players;6;0))" office:value-type="float" office:value="4900" calcext:value-type="float">
            <text:p>4900</text:p>
          </table:table-cell>
          <table:table-cell table:formula="of:=IF(ISNA(VLOOKUP([.I26];Players;6;0));0;VLOOKUP([.I26];Players;6;0))" office:value-type="float" office:value="3000" calcext:value-type="float">
            <text:p>3000</text:p>
          </table:table-cell>
          <table:table-cell table:formula="of:=SUM([.J26:.R26])" office:value-type="float" office:value="54700" calcext:value-type="float">
            <text:p>54700</text:p>
          </table:table-cell>
          <table:table-cell table:formula="of:=55000-[.S26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Vikings <text:s/>(14089674)</text:p>
          </table:table-cell>
          <table:table-cell table:formula="of:=IF(ISNA(VLOOKUP([.A27];Players;6;0));0;VLOOKUP([.A27];Players;6;0))" office:value-type="float" office:value="6500" calcext:value-type="float">
            <text:p>6500</text:p>
          </table:table-cell>
          <table:table-cell table:formula="of:=IF(ISNA(VLOOKUP([.B27];Players;6;0));0;VLOOKUP([.B27];Players;6;0))" office:value-type="float" office:value="7400" calcext:value-type="float">
            <text:p>7400</text:p>
          </table:table-cell>
          <table:table-cell table:formula="of:=IF(ISNA(VLOOKUP([.C27];Players;6;0));0;VLOOKUP([.C27];Players;6;0))" office:value-type="float" office:value="6000" calcext:value-type="float">
            <text:p>6000</text:p>
          </table:table-cell>
          <table:table-cell table:formula="of:=IF(ISNA(VLOOKUP([.D27];Players;6;0));0;VLOOKUP([.D27];Players;6;0))" office:value-type="float" office:value="7800" calcext:value-type="float">
            <text:p>7800</text:p>
          </table:table-cell>
          <table:table-cell table:formula="of:=IF(ISNA(VLOOKUP([.E27];Players;6;0));0;VLOOKUP([.E27];Players;6;0))" office:value-type="float" office:value="7600" calcext:value-type="float">
            <text:p>7600</text:p>
          </table:table-cell>
          <table:table-cell table:formula="of:=IF(ISNA(VLOOKUP([.F27];Players;6;0));0;VLOOKUP([.F27];Players;6;0))" office:value-type="float" office:value="5200" calcext:value-type="float">
            <text:p>5200</text:p>
          </table:table-cell>
          <table:table-cell table:formula="of:=IF(ISNA(VLOOKUP([.G27];Players;6;0));0;VLOOKUP([.G27];Players;6;0))" office:value-type="float" office:value="6200" calcext:value-type="float">
            <text:p>6200</text:p>
          </table:table-cell>
          <table:table-cell table:formula="of:=IF(ISNA(VLOOKUP([.H27];Players;6;0));0;VLOOKUP([.H27];Players;6;0))" office:value-type="float" office:value="4900" calcext:value-type="float">
            <text:p>4900</text:p>
          </table:table-cell>
          <table:table-cell table:formula="of:=IF(ISNA(VLOOKUP([.I27];Players;6;0));0;VLOOKUP([.I27];Players;6;0))" office:value-type="float" office:value="2700" calcext:value-type="float">
            <text:p>2700</text:p>
          </table:table-cell>
          <table:table-cell table:formula="of:=SUM([.J27:.R27])" office:value-type="float" office:value="54300" calcext:value-type="float">
            <text:p>54300</text:p>
          </table:table-cell>
          <table:table-cell table:formula="of:=55000-[.S2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49ers <text:s/>(14089672)</text:p>
          </table:table-cell>
          <table:table-cell table:formula="of:=IF(ISNA(VLOOKUP([.A28];Players;6;0));0;VLOOKUP([.A28];Players;6;0))" office:value-type="float" office:value="6700" calcext:value-type="float">
            <text:p>6700</text:p>
          </table:table-cell>
          <table:table-cell table:formula="of:=IF(ISNA(VLOOKUP([.B28];Players;6;0));0;VLOOKUP([.B28];Players;6;0))" office:value-type="float" office:value="7400" calcext:value-type="float">
            <text:p>7400</text:p>
          </table:table-cell>
          <table:table-cell table:formula="of:=IF(ISNA(VLOOKUP([.C28];Players;6;0));0;VLOOKUP([.C28];Players;6;0))" office:value-type="float" office:value="6000" calcext:value-type="float">
            <text:p>6000</text:p>
          </table:table-cell>
          <table:table-cell table:formula="of:=IF(ISNA(VLOOKUP([.D28];Players;6;0));0;VLOOKUP([.D28];Players;6;0))" office:value-type="float" office:value="7400" calcext:value-type="float">
            <text:p>7400</text:p>
          </table:table-cell>
          <table:table-cell table:formula="of:=IF(ISNA(VLOOKUP([.E28];Players;6;0));0;VLOOKUP([.E28];Players;6;0))" office:value-type="float" office:value="7600" calcext:value-type="float">
            <text:p>7600</text:p>
          </table:table-cell>
          <table:table-cell table:formula="of:=IF(ISNA(VLOOKUP([.F28];Players;6;0));0;VLOOKUP([.F28];Players;6;0))" office:value-type="float" office:value="5200" calcext:value-type="float">
            <text:p>5200</text:p>
          </table:table-cell>
          <table:table-cell table:formula="of:=IF(ISNA(VLOOKUP([.G28];Players;6;0));0;VLOOKUP([.G28];Players;6;0))" office:value-type="float" office:value="6200" calcext:value-type="float">
            <text:p>6200</text:p>
          </table:table-cell>
          <table:table-cell table:formula="of:=IF(ISNA(VLOOKUP([.H28];Players;6;0));0;VLOOKUP([.H28];Players;6;0))" office:value-type="float" office:value="4900" calcext:value-type="float">
            <text:p>4900</text:p>
          </table:table-cell>
          <table:table-cell table:formula="of:=IF(ISNA(VLOOKUP([.I28];Players;6;0));0;VLOOKUP([.I28];Players;6;0))" office:value-type="float" office:value="3000" calcext:value-type="float">
            <text:p>3000</text:p>
          </table:table-cell>
          <table:table-cell table:formula="of:=SUM([.J28:.R28])" office:value-type="float" office:value="54400" calcext:value-type="float">
            <text:p>54400</text:p>
          </table:table-cell>
          <table:table-cell table:formula="of:=55000-[.S28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Packers <text:s/>(14089673)</text:p>
          </table:table-cell>
          <table:table-cell table:formula="of:=IF(ISNA(VLOOKUP([.A29];Players;6;0));0;VLOOKUP([.A29];Players;6;0))" office:value-type="float" office:value="6500" calcext:value-type="float">
            <text:p>6500</text:p>
          </table:table-cell>
          <table:table-cell table:formula="of:=IF(ISNA(VLOOKUP([.B29];Players;6;0));0;VLOOKUP([.B29];Players;6;0))" office:value-type="float" office:value="7400" calcext:value-type="float">
            <text:p>7400</text:p>
          </table:table-cell>
          <table:table-cell table:formula="of:=IF(ISNA(VLOOKUP([.C29];Players;6;0));0;VLOOKUP([.C29];Players;6;0))" office:value-type="float" office:value="6000" calcext:value-type="float">
            <text:p>6000</text:p>
          </table:table-cell>
          <table:table-cell table:formula="of:=IF(ISNA(VLOOKUP([.D29];Players;6;0));0;VLOOKUP([.D29];Players;6;0))" office:value-type="float" office:value="7800" calcext:value-type="float">
            <text:p>7800</text:p>
          </table:table-cell>
          <table:table-cell table:formula="of:=IF(ISNA(VLOOKUP([.E29];Players;6;0));0;VLOOKUP([.E29];Players;6;0))" office:value-type="float" office:value="7600" calcext:value-type="float">
            <text:p>7600</text:p>
          </table:table-cell>
          <table:table-cell table:formula="of:=IF(ISNA(VLOOKUP([.F29];Players;6;0));0;VLOOKUP([.F29];Players;6;0))" office:value-type="float" office:value="5200" calcext:value-type="float">
            <text:p>5200</text:p>
          </table:table-cell>
          <table:table-cell table:formula="of:=IF(ISNA(VLOOKUP([.G29];Players;6;0));0;VLOOKUP([.G29];Players;6;0))" office:value-type="float" office:value="6200" calcext:value-type="float">
            <text:p>6200</text:p>
          </table:table-cell>
          <table:table-cell table:formula="of:=IF(ISNA(VLOOKUP([.H29];Players;6;0));0;VLOOKUP([.H29];Players;6;0))" office:value-type="float" office:value="4900" calcext:value-type="float">
            <text:p>4900</text:p>
          </table:table-cell>
          <table:table-cell table:formula="of:=IF(ISNA(VLOOKUP([.I29];Players;6;0));0;VLOOKUP([.I29];Players;6;0))" office:value-type="float" office:value="2800" calcext:value-type="float">
            <text:p>2800</text:p>
          </table:table-cell>
          <table:table-cell table:formula="of:=SUM([.J29:.R29])" office:value-type="float" office:value="54400" calcext:value-type="float">
            <text:p>54400</text:p>
          </table:table-cell>
          <table:table-cell table:formula="of:=55000-[.S29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Tyler Lockett (14089516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Chiefs <text:s/>(14089671)</text:p>
          </table:table-cell>
          <table:table-cell table:formula="of:=IF(ISNA(VLOOKUP([.A30];Players;6;0));0;VLOOKUP([.A30];Players;6;0))" office:value-type="float" office:value="8400" calcext:value-type="float">
            <text:p>8400</text:p>
          </table:table-cell>
          <table:table-cell table:formula="of:=IF(ISNA(VLOOKUP([.B30];Players;6;0));0;VLOOKUP([.B30];Players;6;0))" office:value-type="float" office:value="7400" calcext:value-type="float">
            <text:p>7400</text:p>
          </table:table-cell>
          <table:table-cell table:formula="of:=IF(ISNA(VLOOKUP([.C30];Players;6;0));0;VLOOKUP([.C30];Players;6;0))" office:value-type="float" office:value="6000" calcext:value-type="float">
            <text:p>6000</text:p>
          </table:table-cell>
          <table:table-cell table:formula="of:=IF(ISNA(VLOOKUP([.D30];Players;6;0));0;VLOOKUP([.D30];Players;6;0))" office:value-type="float" office:value="7600" calcext:value-type="float">
            <text:p>7600</text:p>
          </table:table-cell>
          <table:table-cell table:formula="of:=IF(ISNA(VLOOKUP([.E30];Players;6;0));0;VLOOKUP([.E30];Players;6;0))" office:value-type="float" office:value="6600" calcext:value-type="float">
            <text:p>6600</text:p>
          </table:table-cell>
          <table:table-cell table:formula="of:=IF(ISNA(VLOOKUP([.F30];Players;6;0));0;VLOOKUP([.F30];Players;6;0))" office:value-type="float" office:value="5200" calcext:value-type="float">
            <text:p>5200</text:p>
          </table:table-cell>
          <table:table-cell table:formula="of:=IF(ISNA(VLOOKUP([.G30];Players;6;0));0;VLOOKUP([.G30];Players;6;0))" office:value-type="float" office:value="5600" calcext:value-type="float">
            <text:p>5600</text:p>
          </table:table-cell>
          <table:table-cell table:formula="of:=IF(ISNA(VLOOKUP([.H30];Players;6;0));0;VLOOKUP([.H30];Players;6;0))" office:value-type="float" office:value="4900" calcext:value-type="float">
            <text:p>4900</text:p>
          </table:table-cell>
          <table:table-cell table:formula="of:=IF(ISNA(VLOOKUP([.I30];Players;6;0));0;VLOOKUP([.I30];Players;6;0))" office:value-type="float" office:value="3200" calcext:value-type="float">
            <text:p>3200</text:p>
          </table:table-cell>
          <table:table-cell table:formula="of:=SUM([.J30:.R30])" office:value-type="float" office:value="54900" calcext:value-type="float">
            <text:p>54900</text:p>
          </table:table-cell>
          <table:table-cell table:formula="of:=55000-[.S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49ers <text:s/>(14089672)</text:p>
          </table:table-cell>
          <table:table-cell table:formula="of:=IF(ISNA(VLOOKUP([.A31];Players;6;0));0;VLOOKUP([.A31];Players;6;0))" office:value-type="float" office:value="6500" calcext:value-type="float">
            <text:p>6500</text:p>
          </table:table-cell>
          <table:table-cell table:formula="of:=IF(ISNA(VLOOKUP([.B31];Players;6;0));0;VLOOKUP([.B31];Players;6;0))" office:value-type="float" office:value="7400" calcext:value-type="float">
            <text:p>7400</text:p>
          </table:table-cell>
          <table:table-cell table:formula="of:=IF(ISNA(VLOOKUP([.C31];Players;6;0));0;VLOOKUP([.C31];Players;6;0))" office:value-type="float" office:value="6000" calcext:value-type="float">
            <text:p>6000</text:p>
          </table:table-cell>
          <table:table-cell table:formula="of:=IF(ISNA(VLOOKUP([.D31];Players;6;0));0;VLOOKUP([.D31];Players;6;0))" office:value-type="float" office:value="7800" calcext:value-type="float">
            <text:p>7800</text:p>
          </table:table-cell>
          <table:table-cell table:formula="of:=IF(ISNA(VLOOKUP([.E31];Players;6;0));0;VLOOKUP([.E31];Players;6;0))" office:value-type="float" office:value="7600" calcext:value-type="float">
            <text:p>7600</text:p>
          </table:table-cell>
          <table:table-cell table:formula="of:=IF(ISNA(VLOOKUP([.F31];Players;6;0));0;VLOOKUP([.F31];Players;6;0))" office:value-type="float" office:value="5200" calcext:value-type="float">
            <text:p>5200</text:p>
          </table:table-cell>
          <table:table-cell table:formula="of:=IF(ISNA(VLOOKUP([.G31];Players;6;0));0;VLOOKUP([.G31];Players;6;0))" office:value-type="float" office:value="6200" calcext:value-type="float">
            <text:p>6200</text:p>
          </table:table-cell>
          <table:table-cell table:formula="of:=IF(ISNA(VLOOKUP([.H31];Players;6;0));0;VLOOKUP([.H31];Players;6;0))" office:value-type="float" office:value="4900" calcext:value-type="float">
            <text:p>4900</text:p>
          </table:table-cell>
          <table:table-cell table:formula="of:=IF(ISNA(VLOOKUP([.I31];Players;6;0));0;VLOOKUP([.I31];Players;6;0))" office:value-type="float" office:value="3000" calcext:value-type="float">
            <text:p>3000</text:p>
          </table:table-cell>
          <table:table-cell table:formula="of:=SUM([.J31:.R31])" office:value-type="float" office:value="54600" calcext:value-type="float">
            <text:p>54600</text:p>
          </table:table-cell>
          <table:table-cell table:formula="of:=55000-[.S31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Chiefs <text:s/>(14089671)</text:p>
          </table:table-cell>
          <table:table-cell table:formula="of:=IF(ISNA(VLOOKUP([.A32];Players;6;0));0;VLOOKUP([.A32];Players;6;0))" office:value-type="float" office:value="6500" calcext:value-type="float">
            <text:p>6500</text:p>
          </table:table-cell>
          <table:table-cell table:formula="of:=IF(ISNA(VLOOKUP([.B32];Players;6;0));0;VLOOKUP([.B32];Players;6;0))" office:value-type="float" office:value="7400" calcext:value-type="float">
            <text:p>7400</text:p>
          </table:table-cell>
          <table:table-cell table:formula="of:=IF(ISNA(VLOOKUP([.C32];Players;6;0));0;VLOOKUP([.C32];Players;6;0))" office:value-type="float" office:value="6000" calcext:value-type="float">
            <text:p>6000</text:p>
          </table:table-cell>
          <table:table-cell table:formula="of:=IF(ISNA(VLOOKUP([.D32];Players;6;0));0;VLOOKUP([.D32];Players;6;0))" office:value-type="float" office:value="7800" calcext:value-type="float">
            <text:p>7800</text:p>
          </table:table-cell>
          <table:table-cell table:formula="of:=IF(ISNA(VLOOKUP([.E32];Players;6;0));0;VLOOKUP([.E32];Players;6;0))" office:value-type="float" office:value="7600" calcext:value-type="float">
            <text:p>7600</text:p>
          </table:table-cell>
          <table:table-cell table:formula="of:=IF(ISNA(VLOOKUP([.F32];Players;6;0));0;VLOOKUP([.F32];Players;6;0))" office:value-type="float" office:value="5200" calcext:value-type="float">
            <text:p>5200</text:p>
          </table:table-cell>
          <table:table-cell table:formula="of:=IF(ISNA(VLOOKUP([.G32];Players;6;0));0;VLOOKUP([.G32];Players;6;0))" office:value-type="float" office:value="6200" calcext:value-type="float">
            <text:p>6200</text:p>
          </table:table-cell>
          <table:table-cell table:formula="of:=IF(ISNA(VLOOKUP([.H32];Players;6;0));0;VLOOKUP([.H32];Players;6;0))" office:value-type="float" office:value="4900" calcext:value-type="float">
            <text:p>4900</text:p>
          </table:table-cell>
          <table:table-cell table:formula="of:=IF(ISNA(VLOOKUP([.I32];Players;6;0));0;VLOOKUP([.I32];Players;6;0))" office:value-type="float" office:value="3200" calcext:value-type="float">
            <text:p>3200</text:p>
          </table:table-cell>
          <table:table-cell table:formula="of:=SUM([.J32:.R32])" office:value-type="float" office:value="54800" calcext:value-type="float">
            <text:p>54800</text:p>
          </table:table-cell>
          <table:table-cell table:formula="of:=55000-[.S32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Mark Andrews (14089612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Ravens <text:s/>(14089670)</text:p>
          </table:table-cell>
          <table:table-cell table:formula="of:=IF(ISNA(VLOOKUP([.A33];Players;6;0));0;VLOOKUP([.A33];Players;6;0))" office:value-type="float" office:value="8400" calcext:value-type="float">
            <text:p>8400</text:p>
          </table:table-cell>
          <table:table-cell table:formula="of:=IF(ISNA(VLOOKUP([.B33];Players;6;0));0;VLOOKUP([.B33];Players;6;0))" office:value-type="float" office:value="7400" calcext:value-type="float">
            <text:p>7400</text:p>
          </table:table-cell>
          <table:table-cell table:formula="of:=IF(ISNA(VLOOKUP([.C33];Players;6;0));0;VLOOKUP([.C33];Players;6;0))" office:value-type="float" office:value="6000" calcext:value-type="float">
            <text:p>6000</text:p>
          </table:table-cell>
          <table:table-cell table:formula="of:=IF(ISNA(VLOOKUP([.D33];Players;6;0));0;VLOOKUP([.D33];Players;6;0))" office:value-type="float" office:value="7600" calcext:value-type="float">
            <text:p>7600</text:p>
          </table:table-cell>
          <table:table-cell table:formula="of:=IF(ISNA(VLOOKUP([.E33];Players;6;0));0;VLOOKUP([.E33];Players;6;0))" office:value-type="float" office:value="5200" calcext:value-type="float">
            <text:p>5200</text:p>
          </table:table-cell>
          <table:table-cell table:formula="of:=IF(ISNA(VLOOKUP([.F33];Players;6;0));0;VLOOKUP([.F33];Players;6;0))" office:value-type="float" office:value="4400" calcext:value-type="float">
            <text:p>4400</text:p>
          </table:table-cell>
          <table:table-cell table:formula="of:=IF(ISNA(VLOOKUP([.G33];Players;6;0));0;VLOOKUP([.G33];Players;6;0))" office:value-type="float" office:value="5600" calcext:value-type="float">
            <text:p>5600</text:p>
          </table:table-cell>
          <table:table-cell table:formula="of:=IF(ISNA(VLOOKUP([.H33];Players;6;0));0;VLOOKUP([.H33];Players;6;0))" office:value-type="float" office:value="5800" calcext:value-type="float">
            <text:p>5800</text:p>
          </table:table-cell>
          <table:table-cell table:formula="of:=IF(ISNA(VLOOKUP([.I33];Players;6;0));0;VLOOKUP([.I33];Players;6;0))" office:value-type="float" office:value="3600" calcext:value-type="float">
            <text:p>3600</text:p>
          </table:table-cell>
          <table:table-cell table:formula="of:=SUM([.J33:.R33])" office:value-type="float" office:value="54000" calcext:value-type="float">
            <text:p>54000</text:p>
          </table:table-cell>
          <table:table-cell table:formula="of:=55000-[.S33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Ravens <text:s/>(14089670)</text:p>
          </table:table-cell>
          <table:table-cell table:formula="of:=IF(ISNA(VLOOKUP([.A34];Players;6;0));0;VLOOKUP([.A34];Players;6;0))" office:value-type="float" office:value="6700" calcext:value-type="float">
            <text:p>6700</text:p>
          </table:table-cell>
          <table:table-cell table:formula="of:=IF(ISNA(VLOOKUP([.B34];Players;6;0));0;VLOOKUP([.B34];Players;6;0))" office:value-type="float" office:value="7400" calcext:value-type="float">
            <text:p>7400</text:p>
          </table:table-cell>
          <table:table-cell table:formula="of:=IF(ISNA(VLOOKUP([.C34];Players;6;0));0;VLOOKUP([.C34];Players;6;0))" office:value-type="float" office:value="6000" calcext:value-type="float">
            <text:p>6000</text:p>
          </table:table-cell>
          <table:table-cell table:formula="of:=IF(ISNA(VLOOKUP([.D34];Players;6;0));0;VLOOKUP([.D34];Players;6;0))" office:value-type="float" office:value="7400" calcext:value-type="float">
            <text:p>7400</text:p>
          </table:table-cell>
          <table:table-cell table:formula="of:=IF(ISNA(VLOOKUP([.E34];Players;6;0));0;VLOOKUP([.E34];Players;6;0))" office:value-type="float" office:value="7600" calcext:value-type="float">
            <text:p>7600</text:p>
          </table:table-cell>
          <table:table-cell table:formula="of:=IF(ISNA(VLOOKUP([.F34];Players;6;0));0;VLOOKUP([.F34];Players;6;0))" office:value-type="float" office:value="5200" calcext:value-type="float">
            <text:p>5200</text:p>
          </table:table-cell>
          <table:table-cell table:formula="of:=IF(ISNA(VLOOKUP([.G34];Players;6;0));0;VLOOKUP([.G34];Players;6;0))" office:value-type="float" office:value="6200" calcext:value-type="float">
            <text:p>6200</text:p>
          </table:table-cell>
          <table:table-cell table:formula="of:=IF(ISNA(VLOOKUP([.H34];Players;6;0));0;VLOOKUP([.H34];Players;6;0))" office:value-type="float" office:value="4900" calcext:value-type="float">
            <text:p>4900</text:p>
          </table:table-cell>
          <table:table-cell table:formula="of:=IF(ISNA(VLOOKUP([.I34];Players;6;0));0;VLOOKUP([.I34];Players;6;0))" office:value-type="float" office:value="3600" calcext:value-type="float">
            <text:p>3600</text:p>
          </table:table-cell>
          <table:table-cell table:formula="of:=SUM([.J34:.R34])" office:value-type="float" office:value="55000" calcext:value-type="float">
            <text:p>55000</text:p>
          </table:table-cell>
          <table:table-cell table:formula="of:=55000-[.S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Davante Adams (14089508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Travis Kelce (14089608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Ravens <text:s/>(14089670)</text:p>
          </table:table-cell>
          <table:table-cell table:formula="of:=IF(ISNA(VLOOKUP([.A35];Players;6;0));0;VLOOKUP([.A35];Players;6;0))" office:value-type="float" office:value="6500" calcext:value-type="float">
            <text:p>6500</text:p>
          </table:table-cell>
          <table:table-cell table:formula="of:=IF(ISNA(VLOOKUP([.B35];Players;6;0));0;VLOOKUP([.B35];Players;6;0))" office:value-type="float" office:value="7400" calcext:value-type="float">
            <text:p>7400</text:p>
          </table:table-cell>
          <table:table-cell table:formula="of:=IF(ISNA(VLOOKUP([.C35];Players;6;0));0;VLOOKUP([.C35];Players;6;0))" office:value-type="float" office:value="5800" calcext:value-type="float">
            <text:p>5800</text:p>
          </table:table-cell>
          <table:table-cell table:formula="of:=IF(ISNA(VLOOKUP([.D35];Players;6;0));0;VLOOKUP([.D35];Players;6;0))" office:value-type="float" office:value="7800" calcext:value-type="float">
            <text:p>7800</text:p>
          </table:table-cell>
          <table:table-cell table:formula="of:=IF(ISNA(VLOOKUP([.E35];Players;6;0));0;VLOOKUP([.E35];Players;6;0))" office:value-type="float" office:value="7600" calcext:value-type="float">
            <text:p>7600</text:p>
          </table:table-cell>
          <table:table-cell table:formula="of:=IF(ISNA(VLOOKUP([.F35];Players;6;0));0;VLOOKUP([.F35];Players;6;0))" office:value-type="float" office:value="5200" calcext:value-type="float">
            <text:p>5200</text:p>
          </table:table-cell>
          <table:table-cell table:formula="of:=IF(ISNA(VLOOKUP([.G35];Players;6;0));0;VLOOKUP([.G35];Players;6;0))" office:value-type="float" office:value="6400" calcext:value-type="float">
            <text:p>6400</text:p>
          </table:table-cell>
          <table:table-cell table:formula="of:=IF(ISNA(VLOOKUP([.H35];Players;6;0));0;VLOOKUP([.H35];Players;6;0))" office:value-type="float" office:value="4400" calcext:value-type="float">
            <text:p>4400</text:p>
          </table:table-cell>
          <table:table-cell table:formula="of:=IF(ISNA(VLOOKUP([.I35];Players;6;0));0;VLOOKUP([.I35];Players;6;0))" office:value-type="float" office:value="3600" calcext:value-type="float">
            <text:p>3600</text:p>
          </table:table-cell>
          <table:table-cell table:formula="of:=SUM([.J35:.R35])" office:value-type="float" office:value="54700" calcext:value-type="float">
            <text:p>54700</text:p>
          </table:table-cell>
          <table:table-cell table:formula="of:=55000-[.S35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Ravens <text:s/>(14089670)</text:p>
          </table:table-cell>
          <table:table-cell table:formula="of:=IF(ISNA(VLOOKUP([.A36];Players;6;0));0;VLOOKUP([.A36];Players;6;0))" office:value-type="float" office:value="7500" calcext:value-type="float">
            <text:p>7500</text:p>
          </table:table-cell>
          <table:table-cell table:formula="of:=IF(ISNA(VLOOKUP([.B36];Players;6;0));0;VLOOKUP([.B36];Players;6;0))" office:value-type="float" office:value="7400" calcext:value-type="float">
            <text:p>7400</text:p>
          </table:table-cell>
          <table:table-cell table:formula="of:=IF(ISNA(VLOOKUP([.C36];Players;6;0));0;VLOOKUP([.C36];Players;6;0))" office:value-type="float" office:value="6000" calcext:value-type="float">
            <text:p>6000</text:p>
          </table:table-cell>
          <table:table-cell table:formula="of:=IF(ISNA(VLOOKUP([.D36];Players;6;0));0;VLOOKUP([.D36];Players;6;0))" office:value-type="float" office:value="7600" calcext:value-type="float">
            <text:p>7600</text:p>
          </table:table-cell>
          <table:table-cell table:formula="of:=IF(ISNA(VLOOKUP([.E36];Players;6;0));0;VLOOKUP([.E36];Players;6;0))" office:value-type="float" office:value="7400" calcext:value-type="float">
            <text:p>7400</text:p>
          </table:table-cell>
          <table:table-cell table:formula="of:=IF(ISNA(VLOOKUP([.F36];Players;6;0));0;VLOOKUP([.F36];Players;6;0))" office:value-type="float" office:value="4400" calcext:value-type="float">
            <text:p>4400</text:p>
          </table:table-cell>
          <table:table-cell table:formula="of:=IF(ISNA(VLOOKUP([.G36];Players;6;0));0;VLOOKUP([.G36];Players;6;0))" office:value-type="float" office:value="6200" calcext:value-type="float">
            <text:p>6200</text:p>
          </table:table-cell>
          <table:table-cell table:formula="of:=IF(ISNA(VLOOKUP([.H36];Players;6;0));0;VLOOKUP([.H36];Players;6;0))" office:value-type="float" office:value="4900" calcext:value-type="float">
            <text:p>4900</text:p>
          </table:table-cell>
          <table:table-cell table:formula="of:=IF(ISNA(VLOOKUP([.I36];Players;6;0));0;VLOOKUP([.I36];Players;6;0))" office:value-type="float" office:value="3600" calcext:value-type="float">
            <text:p>3600</text:p>
          </table:table-cell>
          <table:table-cell table:formula="of:=SUM([.J36:.R36])" office:value-type="float" office:value="55000" calcext:value-type="float">
            <text:p>55000</text:p>
          </table:table-cell>
          <table:table-cell table:formula="of:=55000-[.S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Titans <text:s/>(14089676)</text:p>
          </table:table-cell>
          <table:table-cell table:formula="of:=IF(ISNA(VLOOKUP([.A37];Players;6;0));0;VLOOKUP([.A37];Players;6;0))" office:value-type="float" office:value="7500" calcext:value-type="float">
            <text:p>7500</text:p>
          </table:table-cell>
          <table:table-cell table:formula="of:=IF(ISNA(VLOOKUP([.B37];Players;6;0));0;VLOOKUP([.B37];Players;6;0))" office:value-type="float" office:value="7400" calcext:value-type="float">
            <text:p>7400</text:p>
          </table:table-cell>
          <table:table-cell table:formula="of:=IF(ISNA(VLOOKUP([.C37];Players;6;0));0;VLOOKUP([.C37];Players;6;0))" office:value-type="float" office:value="6000" calcext:value-type="float">
            <text:p>6000</text:p>
          </table:table-cell>
          <table:table-cell table:formula="of:=IF(ISNA(VLOOKUP([.D37];Players;6;0));0;VLOOKUP([.D37];Players;6;0))" office:value-type="float" office:value="7600" calcext:value-type="float">
            <text:p>7600</text:p>
          </table:table-cell>
          <table:table-cell table:formula="of:=IF(ISNA(VLOOKUP([.E37];Players;6;0));0;VLOOKUP([.E37];Players;6;0))" office:value-type="float" office:value="7400" calcext:value-type="float">
            <text:p>7400</text:p>
          </table:table-cell>
          <table:table-cell table:formula="of:=IF(ISNA(VLOOKUP([.F37];Players;6;0));0;VLOOKUP([.F37];Players;6;0))" office:value-type="float" office:value="5200" calcext:value-type="float">
            <text:p>5200</text:p>
          </table:table-cell>
          <table:table-cell table:formula="of:=IF(ISNA(VLOOKUP([.G37];Players;6;0));0;VLOOKUP([.G37];Players;6;0))" office:value-type="float" office:value="6200" calcext:value-type="float">
            <text:p>6200</text:p>
          </table:table-cell>
          <table:table-cell table:formula="of:=IF(ISNA(VLOOKUP([.H37];Players;6;0));0;VLOOKUP([.H37];Players;6;0))" office:value-type="float" office:value="4900" calcext:value-type="float">
            <text:p>4900</text:p>
          </table:table-cell>
          <table:table-cell table:formula="of:=IF(ISNA(VLOOKUP([.I37];Players;6;0));0;VLOOKUP([.I37];Players;6;0))" office:value-type="float" office:value="2400" calcext:value-type="float">
            <text:p>2400</text:p>
          </table:table-cell>
          <table:table-cell table:formula="of:=SUM([.J37:.R37])" office:value-type="float" office:value="54600" calcext:value-type="float">
            <text:p>54600</text:p>
          </table:table-cell>
          <table:table-cell table:formula="of:=55000-[.S37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Seahawks <text:s/>(14089675)</text:p>
          </table:table-cell>
          <table:table-cell table:formula="of:=IF(ISNA(VLOOKUP([.A38];Players;6;0));0;VLOOKUP([.A38];Players;6;0))" office:value-type="float" office:value="7500" calcext:value-type="float">
            <text:p>7500</text:p>
          </table:table-cell>
          <table:table-cell table:formula="of:=IF(ISNA(VLOOKUP([.B38];Players;6;0));0;VLOOKUP([.B38];Players;6;0))" office:value-type="float" office:value="7400" calcext:value-type="float">
            <text:p>7400</text:p>
          </table:table-cell>
          <table:table-cell table:formula="of:=IF(ISNA(VLOOKUP([.C38];Players;6;0));0;VLOOKUP([.C38];Players;6;0))" office:value-type="float" office:value="6000" calcext:value-type="float">
            <text:p>6000</text:p>
          </table:table-cell>
          <table:table-cell table:formula="of:=IF(ISNA(VLOOKUP([.D38];Players;6;0));0;VLOOKUP([.D38];Players;6;0))" office:value-type="float" office:value="7600" calcext:value-type="float">
            <text:p>7600</text:p>
          </table:table-cell>
          <table:table-cell table:formula="of:=IF(ISNA(VLOOKUP([.E38];Players;6;0));0;VLOOKUP([.E38];Players;6;0))" office:value-type="float" office:value="7400" calcext:value-type="float">
            <text:p>7400</text:p>
          </table:table-cell>
          <table:table-cell table:formula="of:=IF(ISNA(VLOOKUP([.F38];Players;6;0));0;VLOOKUP([.F38];Players;6;0))" office:value-type="float" office:value="5200" calcext:value-type="float">
            <text:p>5200</text:p>
          </table:table-cell>
          <table:table-cell table:formula="of:=IF(ISNA(VLOOKUP([.G38];Players;6;0));0;VLOOKUP([.G38];Players;6;0))" office:value-type="float" office:value="6200" calcext:value-type="float">
            <text:p>6200</text:p>
          </table:table-cell>
          <table:table-cell table:formula="of:=IF(ISNA(VLOOKUP([.H38];Players;6;0));0;VLOOKUP([.H38];Players;6;0))" office:value-type="float" office:value="4900" calcext:value-type="float">
            <text:p>4900</text:p>
          </table:table-cell>
          <table:table-cell table:formula="of:=IF(ISNA(VLOOKUP([.I38];Players;6;0));0;VLOOKUP([.I38];Players;6;0))" office:value-type="float" office:value="2600" calcext:value-type="float">
            <text:p>2600</text:p>
          </table:table-cell>
          <table:table-cell table:formula="of:=SUM([.J38:.R38])" office:value-type="float" office:value="54800" calcext:value-type="float">
            <text:p>54800</text:p>
          </table:table-cell>
          <table:table-cell table:formula="of:=55000-[.S38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Vikings <text:s/>(14089674)</text:p>
          </table:table-cell>
          <table:table-cell table:formula="of:=IF(ISNA(VLOOKUP([.A39];Players;6;0));0;VLOOKUP([.A39];Players;6;0))" office:value-type="float" office:value="7500" calcext:value-type="float">
            <text:p>7500</text:p>
          </table:table-cell>
          <table:table-cell table:formula="of:=IF(ISNA(VLOOKUP([.B39];Players;6;0));0;VLOOKUP([.B39];Players;6;0))" office:value-type="float" office:value="7400" calcext:value-type="float">
            <text:p>7400</text:p>
          </table:table-cell>
          <table:table-cell table:formula="of:=IF(ISNA(VLOOKUP([.C39];Players;6;0));0;VLOOKUP([.C39];Players;6;0))" office:value-type="float" office:value="6000" calcext:value-type="float">
            <text:p>6000</text:p>
          </table:table-cell>
          <table:table-cell table:formula="of:=IF(ISNA(VLOOKUP([.D39];Players;6;0));0;VLOOKUP([.D39];Players;6;0))" office:value-type="float" office:value="7600" calcext:value-type="float">
            <text:p>7600</text:p>
          </table:table-cell>
          <table:table-cell table:formula="of:=IF(ISNA(VLOOKUP([.E39];Players;6;0));0;VLOOKUP([.E39];Players;6;0))" office:value-type="float" office:value="7400" calcext:value-type="float">
            <text:p>7400</text:p>
          </table:table-cell>
          <table:table-cell table:formula="of:=IF(ISNA(VLOOKUP([.F39];Players;6;0));0;VLOOKUP([.F39];Players;6;0))" office:value-type="float" office:value="5200" calcext:value-type="float">
            <text:p>5200</text:p>
          </table:table-cell>
          <table:table-cell table:formula="of:=IF(ISNA(VLOOKUP([.G39];Players;6;0));0;VLOOKUP([.G39];Players;6;0))" office:value-type="float" office:value="6200" calcext:value-type="float">
            <text:p>6200</text:p>
          </table:table-cell>
          <table:table-cell table:formula="of:=IF(ISNA(VLOOKUP([.H39];Players;6;0));0;VLOOKUP([.H39];Players;6;0))" office:value-type="float" office:value="4900" calcext:value-type="float">
            <text:p>4900</text:p>
          </table:table-cell>
          <table:table-cell table:formula="of:=IF(ISNA(VLOOKUP([.I39];Players;6;0));0;VLOOKUP([.I39];Players;6;0))" office:value-type="float" office:value="2700" calcext:value-type="float">
            <text:p>2700</text:p>
          </table:table-cell>
          <table:table-cell table:formula="of:=SUM([.J39:.R39])" office:value-type="float" office:value="54900" calcext:value-type="float">
            <text:p>54900</text:p>
          </table:table-cell>
          <table:table-cell table:formula="of:=55000-[.S3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Packers <text:s/>(14089673)</text:p>
          </table:table-cell>
          <table:table-cell table:formula="of:=IF(ISNA(VLOOKUP([.A40];Players;6;0));0;VLOOKUP([.A40];Players;6;0))" office:value-type="float" office:value="7500" calcext:value-type="float">
            <text:p>7500</text:p>
          </table:table-cell>
          <table:table-cell table:formula="of:=IF(ISNA(VLOOKUP([.B40];Players;6;0));0;VLOOKUP([.B40];Players;6;0))" office:value-type="float" office:value="7400" calcext:value-type="float">
            <text:p>7400</text:p>
          </table:table-cell>
          <table:table-cell table:formula="of:=IF(ISNA(VLOOKUP([.C40];Players;6;0));0;VLOOKUP([.C40];Players;6;0))" office:value-type="float" office:value="6000" calcext:value-type="float">
            <text:p>6000</text:p>
          </table:table-cell>
          <table:table-cell table:formula="of:=IF(ISNA(VLOOKUP([.D40];Players;6;0));0;VLOOKUP([.D40];Players;6;0))" office:value-type="float" office:value="7600" calcext:value-type="float">
            <text:p>7600</text:p>
          </table:table-cell>
          <table:table-cell table:formula="of:=IF(ISNA(VLOOKUP([.E40];Players;6;0));0;VLOOKUP([.E40];Players;6;0))" office:value-type="float" office:value="7400" calcext:value-type="float">
            <text:p>7400</text:p>
          </table:table-cell>
          <table:table-cell table:formula="of:=IF(ISNA(VLOOKUP([.F40];Players;6;0));0;VLOOKUP([.F40];Players;6;0))" office:value-type="float" office:value="5200" calcext:value-type="float">
            <text:p>5200</text:p>
          </table:table-cell>
          <table:table-cell table:formula="of:=IF(ISNA(VLOOKUP([.G40];Players;6;0));0;VLOOKUP([.G40];Players;6;0))" office:value-type="float" office:value="6200" calcext:value-type="float">
            <text:p>6200</text:p>
          </table:table-cell>
          <table:table-cell table:formula="of:=IF(ISNA(VLOOKUP([.H40];Players;6;0));0;VLOOKUP([.H40];Players;6;0))" office:value-type="float" office:value="4900" calcext:value-type="float">
            <text:p>4900</text:p>
          </table:table-cell>
          <table:table-cell table:formula="of:=IF(ISNA(VLOOKUP([.I40];Players;6;0));0;VLOOKUP([.I40];Players;6;0))" office:value-type="float" office:value="2800" calcext:value-type="float">
            <text:p>2800</text:p>
          </table:table-cell>
          <table:table-cell table:formula="of:=SUM([.J40:.R40])" office:value-type="float" office:value="55000" calcext:value-type="float">
            <text:p>55000</text:p>
          </table:table-cell>
          <table:table-cell table:formula="of:=55000-[.S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49ers <text:s/>(14089672)</text:p>
          </table:table-cell>
          <table:table-cell table:formula="of:=IF(ISNA(VLOOKUP([.A41];Players;6;0));0;VLOOKUP([.A41];Players;6;0))" office:value-type="float" office:value="7500" calcext:value-type="float">
            <text:p>7500</text:p>
          </table:table-cell>
          <table:table-cell table:formula="of:=IF(ISNA(VLOOKUP([.B41];Players;6;0));0;VLOOKUP([.B41];Players;6;0))" office:value-type="float" office:value="7400" calcext:value-type="float">
            <text:p>7400</text:p>
          </table:table-cell>
          <table:table-cell table:formula="of:=IF(ISNA(VLOOKUP([.C41];Players;6;0));0;VLOOKUP([.C41];Players;6;0))" office:value-type="float" office:value="6000" calcext:value-type="float">
            <text:p>6000</text:p>
          </table:table-cell>
          <table:table-cell table:formula="of:=IF(ISNA(VLOOKUP([.D41];Players;6;0));0;VLOOKUP([.D41];Players;6;0))" office:value-type="float" office:value="7600" calcext:value-type="float">
            <text:p>7600</text:p>
          </table:table-cell>
          <table:table-cell table:formula="of:=IF(ISNA(VLOOKUP([.E41];Players;6;0));0;VLOOKUP([.E41];Players;6;0))" office:value-type="float" office:value="7400" calcext:value-type="float">
            <text:p>7400</text:p>
          </table:table-cell>
          <table:table-cell table:formula="of:=IF(ISNA(VLOOKUP([.F41];Players;6;0));0;VLOOKUP([.F41];Players;6;0))" office:value-type="float" office:value="5200" calcext:value-type="float">
            <text:p>5200</text:p>
          </table:table-cell>
          <table:table-cell table:formula="of:=IF(ISNA(VLOOKUP([.G41];Players;6;0));0;VLOOKUP([.G41];Players;6;0))" office:value-type="float" office:value="6200" calcext:value-type="float">
            <text:p>6200</text:p>
          </table:table-cell>
          <table:table-cell table:formula="of:=IF(ISNA(VLOOKUP([.H41];Players;6;0));0;VLOOKUP([.H41];Players;6;0))" office:value-type="float" office:value="4400" calcext:value-type="float">
            <text:p>4400</text:p>
          </table:table-cell>
          <table:table-cell table:formula="of:=IF(ISNA(VLOOKUP([.I41];Players;6;0));0;VLOOKUP([.I41];Players;6;0))" office:value-type="float" office:value="3000" calcext:value-type="float">
            <text:p>3000</text:p>
          </table:table-cell>
          <table:table-cell table:formula="of:=SUM([.J41:.R41])" office:value-type="float" office:value="54700" calcext:value-type="float">
            <text:p>54700</text:p>
          </table:table-cell>
          <table:table-cell table:formula="of:=55000-[.S41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Deebo Samuel (14089526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Marquise Brown (14089534)</text:p>
          </table:table-cell>
          <table:table-cell office:value-type="string" calcext:value-type="string">
            <text:p>Chiefs <text:s/>(14089671)</text:p>
          </table:table-cell>
          <table:table-cell table:formula="of:=IF(ISNA(VLOOKUP([.A42];Players;6;0));0;VLOOKUP([.A42];Players;6;0))" office:value-type="float" office:value="7500" calcext:value-type="float">
            <text:p>7500</text:p>
          </table:table-cell>
          <table:table-cell table:formula="of:=IF(ISNA(VLOOKUP([.B42];Players;6;0));0;VLOOKUP([.B42];Players;6;0))" office:value-type="float" office:value="7400" calcext:value-type="float">
            <text:p>7400</text:p>
          </table:table-cell>
          <table:table-cell table:formula="of:=IF(ISNA(VLOOKUP([.C42];Players;6;0));0;VLOOKUP([.C42];Players;6;0))" office:value-type="float" office:value="6000" calcext:value-type="float">
            <text:p>6000</text:p>
          </table:table-cell>
          <table:table-cell table:formula="of:=IF(ISNA(VLOOKUP([.D42];Players;6;0));0;VLOOKUP([.D42];Players;6;0))" office:value-type="float" office:value="7600" calcext:value-type="float">
            <text:p>7600</text:p>
          </table:table-cell>
          <table:table-cell table:formula="of:=IF(ISNA(VLOOKUP([.E42];Players;6;0));0;VLOOKUP([.E42];Players;6;0))" office:value-type="float" office:value="7400" calcext:value-type="float">
            <text:p>7400</text:p>
          </table:table-cell>
          <table:table-cell table:formula="of:=IF(ISNA(VLOOKUP([.F42];Players;6;0));0;VLOOKUP([.F42];Players;6;0))" office:value-type="float" office:value="5200" calcext:value-type="float">
            <text:p>5200</text:p>
          </table:table-cell>
          <table:table-cell table:formula="of:=IF(ISNA(VLOOKUP([.G42];Players;6;0));0;VLOOKUP([.G42];Players;6;0))" office:value-type="float" office:value="6200" calcext:value-type="float">
            <text:p>6200</text:p>
          </table:table-cell>
          <table:table-cell table:formula="of:=IF(ISNA(VLOOKUP([.H42];Players;6;0));0;VLOOKUP([.H42];Players;6;0))" office:value-type="float" office:value="4400" calcext:value-type="float">
            <text:p>4400</text:p>
          </table:table-cell>
          <table:table-cell table:formula="of:=IF(ISNA(VLOOKUP([.I42];Players;6;0));0;VLOOKUP([.I42];Players;6;0))" office:value-type="float" office:value="3200" calcext:value-type="float">
            <text:p>3200</text:p>
          </table:table-cell>
          <table:table-cell table:formula="of:=SUM([.J42:.R42])" office:value-type="float" office:value="54900" calcext:value-type="float">
            <text:p>54900</text:p>
          </table:table-cell>
          <table:table-cell table:formula="of:=55000-[.S4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Texans <text:s/>(14089677)</text:p>
          </table:table-cell>
          <table:table-cell table:formula="of:=IF(ISNA(VLOOKUP([.A43];Players;6;0));0;VLOOKUP([.A43];Players;6;0))" office:value-type="float" office:value="5700" calcext:value-type="float">
            <text:p>5700</text:p>
          </table:table-cell>
          <table:table-cell table:formula="of:=IF(ISNA(VLOOKUP([.B43];Players;6;0));0;VLOOKUP([.B43];Players;6;0))" office:value-type="float" office:value="7400" calcext:value-type="float">
            <text:p>7400</text:p>
          </table:table-cell>
          <table:table-cell table:formula="of:=IF(ISNA(VLOOKUP([.C43];Players;6;0));0;VLOOKUP([.C43];Players;6;0))" office:value-type="float" office:value="6000" calcext:value-type="float">
            <text:p>6000</text:p>
          </table:table-cell>
          <table:table-cell table:formula="of:=IF(ISNA(VLOOKUP([.D43];Players;6;0));0;VLOOKUP([.D43];Players;6;0))" office:value-type="float" office:value="5600" calcext:value-type="float">
            <text:p>5600</text:p>
          </table:table-cell>
          <table:table-cell table:formula="of:=IF(ISNA(VLOOKUP([.E43];Players;6;0));0;VLOOKUP([.E43];Players;6;0))" office:value-type="float" office:value="7600" calcext:value-type="float">
            <text:p>7600</text:p>
          </table:table-cell>
          <table:table-cell table:formula="of:=IF(ISNA(VLOOKUP([.F43];Players;6;0));0;VLOOKUP([.F43];Players;6;0))" office:value-type="float" office:value="7400" calcext:value-type="float">
            <text:p>7400</text:p>
          </table:table-cell>
          <table:table-cell table:formula="of:=IF(ISNA(VLOOKUP([.G43];Players;6;0));0;VLOOKUP([.G43];Players;6;0))" office:value-type="float" office:value="6200" calcext:value-type="float">
            <text:p>6200</text:p>
          </table:table-cell>
          <table:table-cell table:formula="of:=IF(ISNA(VLOOKUP([.H43];Players;6;0));0;VLOOKUP([.H43];Players;6;0))" office:value-type="float" office:value="5800" calcext:value-type="float">
            <text:p>5800</text:p>
          </table:table-cell>
          <table:table-cell table:formula="of:=IF(ISNA(VLOOKUP([.I43];Players;6;0));0;VLOOKUP([.I43];Players;6;0))" office:value-type="float" office:value="2000" calcext:value-type="float">
            <text:p>2000</text:p>
          </table:table-cell>
          <table:table-cell table:formula="of:=SUM([.J43:.R43])" office:value-type="float" office:value="53700" calcext:value-type="float">
            <text:p>53700</text:p>
          </table:table-cell>
          <table:table-cell table:formula="of:=55000-[.S43]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Texans <text:s/>(14089677)</text:p>
          </table:table-cell>
          <table:table-cell table:formula="of:=IF(ISNA(VLOOKUP([.A44];Players;6;0));0;VLOOKUP([.A44];Players;6;0))" office:value-type="float" office:value="5400" calcext:value-type="float">
            <text:p>5400</text:p>
          </table:table-cell>
          <table:table-cell table:formula="of:=IF(ISNA(VLOOKUP([.B44];Players;6;0));0;VLOOKUP([.B44];Players;6;0))" office:value-type="float" office:value="7400" calcext:value-type="float">
            <text:p>7400</text:p>
          </table:table-cell>
          <table:table-cell table:formula="of:=IF(ISNA(VLOOKUP([.C44];Players;6;0));0;VLOOKUP([.C44];Players;6;0))" office:value-type="float" office:value="6000" calcext:value-type="float">
            <text:p>6000</text:p>
          </table:table-cell>
          <table:table-cell table:formula="of:=IF(ISNA(VLOOKUP([.D44];Players;6;0));0;VLOOKUP([.D44];Players;6;0))" office:value-type="float" office:value="6000" calcext:value-type="float">
            <text:p>6000</text:p>
          </table:table-cell>
          <table:table-cell table:formula="of:=IF(ISNA(VLOOKUP([.E44];Players;6;0));0;VLOOKUP([.E44];Players;6;0))" office:value-type="float" office:value="7600" calcext:value-type="float">
            <text:p>7600</text:p>
          </table:table-cell>
          <table:table-cell table:formula="of:=IF(ISNA(VLOOKUP([.F44];Players;6;0));0;VLOOKUP([.F44];Players;6;0))" office:value-type="float" office:value="7400" calcext:value-type="float">
            <text:p>7400</text:p>
          </table:table-cell>
          <table:table-cell table:formula="of:=IF(ISNA(VLOOKUP([.G44];Players;6;0));0;VLOOKUP([.G44];Players;6;0))" office:value-type="float" office:value="6200" calcext:value-type="float">
            <text:p>6200</text:p>
          </table:table-cell>
          <table:table-cell table:formula="of:=IF(ISNA(VLOOKUP([.H44];Players;6;0));0;VLOOKUP([.H44];Players;6;0))" office:value-type="float" office:value="5800" calcext:value-type="float">
            <text:p>5800</text:p>
          </table:table-cell>
          <table:table-cell table:formula="of:=IF(ISNA(VLOOKUP([.I44];Players;6;0));0;VLOOKUP([.I44];Players;6;0))" office:value-type="float" office:value="2000" calcext:value-type="float">
            <text:p>2000</text:p>
          </table:table-cell>
          <table:table-cell table:formula="of:=SUM([.J44:.R44])" office:value-type="float" office:value="53800" calcext:value-type="float">
            <text:p>53800</text:p>
          </table:table-cell>
          <table:table-cell table:formula="of:=55000-[.S44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Titans <text:s/>(14089676)</text:p>
          </table:table-cell>
          <table:table-cell table:formula="of:=IF(ISNA(VLOOKUP([.A45];Players;6;0));0;VLOOKUP([.A45];Players;6;0))" office:value-type="float" office:value="5700" calcext:value-type="float">
            <text:p>5700</text:p>
          </table:table-cell>
          <table:table-cell table:formula="of:=IF(ISNA(VLOOKUP([.B45];Players;6;0));0;VLOOKUP([.B45];Players;6;0))" office:value-type="float" office:value="7400" calcext:value-type="float">
            <text:p>7400</text:p>
          </table:table-cell>
          <table:table-cell table:formula="of:=IF(ISNA(VLOOKUP([.C45];Players;6;0));0;VLOOKUP([.C45];Players;6;0))" office:value-type="float" office:value="6000" calcext:value-type="float">
            <text:p>6000</text:p>
          </table:table-cell>
          <table:table-cell table:formula="of:=IF(ISNA(VLOOKUP([.D45];Players;6;0));0;VLOOKUP([.D45];Players;6;0))" office:value-type="float" office:value="5600" calcext:value-type="float">
            <text:p>5600</text:p>
          </table:table-cell>
          <table:table-cell table:formula="of:=IF(ISNA(VLOOKUP([.E45];Players;6;0));0;VLOOKUP([.E45];Players;6;0))" office:value-type="float" office:value="7600" calcext:value-type="float">
            <text:p>7600</text:p>
          </table:table-cell>
          <table:table-cell table:formula="of:=IF(ISNA(VLOOKUP([.F45];Players;6;0));0;VLOOKUP([.F45];Players;6;0))" office:value-type="float" office:value="7400" calcext:value-type="float">
            <text:p>7400</text:p>
          </table:table-cell>
          <table:table-cell table:formula="of:=IF(ISNA(VLOOKUP([.G45];Players;6;0));0;VLOOKUP([.G45];Players;6;0))" office:value-type="float" office:value="6200" calcext:value-type="float">
            <text:p>6200</text:p>
          </table:table-cell>
          <table:table-cell table:formula="of:=IF(ISNA(VLOOKUP([.H45];Players;6;0));0;VLOOKUP([.H45];Players;6;0))" office:value-type="float" office:value="5800" calcext:value-type="float">
            <text:p>5800</text:p>
          </table:table-cell>
          <table:table-cell table:formula="of:=IF(ISNA(VLOOKUP([.I45];Players;6;0));0;VLOOKUP([.I45];Players;6;0))" office:value-type="float" office:value="2400" calcext:value-type="float">
            <text:p>2400</text:p>
          </table:table-cell>
          <table:table-cell table:formula="of:=SUM([.J45:.R45])" office:value-type="float" office:value="54100" calcext:value-type="float">
            <text:p>54100</text:p>
          </table:table-cell>
          <table:table-cell table:formula="of:=55000-[.S45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Titans <text:s/>(14089676)</text:p>
          </table:table-cell>
          <table:table-cell table:formula="of:=IF(ISNA(VLOOKUP([.A46];Players;6;0));0;VLOOKUP([.A46];Players;6;0))" office:value-type="float" office:value="5400" calcext:value-type="float">
            <text:p>5400</text:p>
          </table:table-cell>
          <table:table-cell table:formula="of:=IF(ISNA(VLOOKUP([.B46];Players;6;0));0;VLOOKUP([.B46];Players;6;0))" office:value-type="float" office:value="7400" calcext:value-type="float">
            <text:p>7400</text:p>
          </table:table-cell>
          <table:table-cell table:formula="of:=IF(ISNA(VLOOKUP([.C46];Players;6;0));0;VLOOKUP([.C46];Players;6;0))" office:value-type="float" office:value="6000" calcext:value-type="float">
            <text:p>6000</text:p>
          </table:table-cell>
          <table:table-cell table:formula="of:=IF(ISNA(VLOOKUP([.D46];Players;6;0));0;VLOOKUP([.D46];Players;6;0))" office:value-type="float" office:value="6000" calcext:value-type="float">
            <text:p>6000</text:p>
          </table:table-cell>
          <table:table-cell table:formula="of:=IF(ISNA(VLOOKUP([.E46];Players;6;0));0;VLOOKUP([.E46];Players;6;0))" office:value-type="float" office:value="7600" calcext:value-type="float">
            <text:p>7600</text:p>
          </table:table-cell>
          <table:table-cell table:formula="of:=IF(ISNA(VLOOKUP([.F46];Players;6;0));0;VLOOKUP([.F46];Players;6;0))" office:value-type="float" office:value="7400" calcext:value-type="float">
            <text:p>7400</text:p>
          </table:table-cell>
          <table:table-cell table:formula="of:=IF(ISNA(VLOOKUP([.G46];Players;6;0));0;VLOOKUP([.G46];Players;6;0))" office:value-type="float" office:value="6200" calcext:value-type="float">
            <text:p>6200</text:p>
          </table:table-cell>
          <table:table-cell table:formula="of:=IF(ISNA(VLOOKUP([.H46];Players;6;0));0;VLOOKUP([.H46];Players;6;0))" office:value-type="float" office:value="5800" calcext:value-type="float">
            <text:p>5800</text:p>
          </table:table-cell>
          <table:table-cell table:formula="of:=IF(ISNA(VLOOKUP([.I46];Players;6;0));0;VLOOKUP([.I46];Players;6;0))" office:value-type="float" office:value="2400" calcext:value-type="float">
            <text:p>2400</text:p>
          </table:table-cell>
          <table:table-cell table:formula="of:=SUM([.J46:.R46])" office:value-type="float" office:value="54200" calcext:value-type="float">
            <text:p>54200</text:p>
          </table:table-cell>
          <table:table-cell table:formula="of:=55000-[.S4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Seahawks <text:s/>(14089675)</text:p>
          </table:table-cell>
          <table:table-cell table:formula="of:=IF(ISNA(VLOOKUP([.A47];Players;6;0));0;VLOOKUP([.A47];Players;6;0))" office:value-type="float" office:value="5700" calcext:value-type="float">
            <text:p>5700</text:p>
          </table:table-cell>
          <table:table-cell table:formula="of:=IF(ISNA(VLOOKUP([.B47];Players;6;0));0;VLOOKUP([.B47];Players;6;0))" office:value-type="float" office:value="7400" calcext:value-type="float">
            <text:p>7400</text:p>
          </table:table-cell>
          <table:table-cell table:formula="of:=IF(ISNA(VLOOKUP([.C47];Players;6;0));0;VLOOKUP([.C47];Players;6;0))" office:value-type="float" office:value="6000" calcext:value-type="float">
            <text:p>6000</text:p>
          </table:table-cell>
          <table:table-cell table:formula="of:=IF(ISNA(VLOOKUP([.D47];Players;6;0));0;VLOOKUP([.D47];Players;6;0))" office:value-type="float" office:value="5600" calcext:value-type="float">
            <text:p>5600</text:p>
          </table:table-cell>
          <table:table-cell table:formula="of:=IF(ISNA(VLOOKUP([.E47];Players;6;0));0;VLOOKUP([.E47];Players;6;0))" office:value-type="float" office:value="7600" calcext:value-type="float">
            <text:p>7600</text:p>
          </table:table-cell>
          <table:table-cell table:formula="of:=IF(ISNA(VLOOKUP([.F47];Players;6;0));0;VLOOKUP([.F47];Players;6;0))" office:value-type="float" office:value="7400" calcext:value-type="float">
            <text:p>7400</text:p>
          </table:table-cell>
          <table:table-cell table:formula="of:=IF(ISNA(VLOOKUP([.G47];Players;6;0));0;VLOOKUP([.G47];Players;6;0))" office:value-type="float" office:value="6200" calcext:value-type="float">
            <text:p>6200</text:p>
          </table:table-cell>
          <table:table-cell table:formula="of:=IF(ISNA(VLOOKUP([.H47];Players;6;0));0;VLOOKUP([.H47];Players;6;0))" office:value-type="float" office:value="5800" calcext:value-type="float">
            <text:p>5800</text:p>
          </table:table-cell>
          <table:table-cell table:formula="of:=IF(ISNA(VLOOKUP([.I47];Players;6;0));0;VLOOKUP([.I47];Players;6;0))" office:value-type="float" office:value="2600" calcext:value-type="float">
            <text:p>2600</text:p>
          </table:table-cell>
          <table:table-cell table:formula="of:=SUM([.J47:.R47])" office:value-type="float" office:value="54300" calcext:value-type="float">
            <text:p>54300</text:p>
          </table:table-cell>
          <table:table-cell table:formula="of:=55000-[.S4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Gus Edwards (14089452)</text:p>
          </table:table-cell>
          <table:table-cell office:value-type="string" calcext:value-type="string">
            <text:p>Ravens <text:s/>(14089670)</text:p>
          </table:table-cell>
          <table:table-cell table:formula="of:=IF(ISNA(VLOOKUP([.A48];Players;6;0));0;VLOOKUP([.A48];Players;6;0))" office:value-type="float" office:value="5700" calcext:value-type="float">
            <text:p>5700</text:p>
          </table:table-cell>
          <table:table-cell table:formula="of:=IF(ISNA(VLOOKUP([.B48];Players;6;0));0;VLOOKUP([.B48];Players;6;0))" office:value-type="float" office:value="7400" calcext:value-type="float">
            <text:p>7400</text:p>
          </table:table-cell>
          <table:table-cell table:formula="of:=IF(ISNA(VLOOKUP([.C48];Players;6;0));0;VLOOKUP([.C48];Players;6;0))" office:value-type="float" office:value="6000" calcext:value-type="float">
            <text:p>6000</text:p>
          </table:table-cell>
          <table:table-cell table:formula="of:=IF(ISNA(VLOOKUP([.D48];Players;6;0));0;VLOOKUP([.D48];Players;6;0))" office:value-type="float" office:value="5600" calcext:value-type="float">
            <text:p>5600</text:p>
          </table:table-cell>
          <table:table-cell table:formula="of:=IF(ISNA(VLOOKUP([.E48];Players;6;0));0;VLOOKUP([.E48];Players;6;0))" office:value-type="float" office:value="7600" calcext:value-type="float">
            <text:p>7600</text:p>
          </table:table-cell>
          <table:table-cell table:formula="of:=IF(ISNA(VLOOKUP([.F48];Players;6;0));0;VLOOKUP([.F48];Players;6;0))" office:value-type="float" office:value="7400" calcext:value-type="float">
            <text:p>7400</text:p>
          </table:table-cell>
          <table:table-cell table:formula="of:=IF(ISNA(VLOOKUP([.G48];Players;6;0));0;VLOOKUP([.G48];Players;6;0))" office:value-type="float" office:value="6200" calcext:value-type="float">
            <text:p>6200</text:p>
          </table:table-cell>
          <table:table-cell table:formula="of:=IF(ISNA(VLOOKUP([.H48];Players;6;0));0;VLOOKUP([.H48];Players;6;0))" office:value-type="float" office:value="4900" calcext:value-type="float">
            <text:p>4900</text:p>
          </table:table-cell>
          <table:table-cell table:formula="of:=IF(ISNA(VLOOKUP([.I48];Players;6;0));0;VLOOKUP([.I48];Players;6;0))" office:value-type="float" office:value="3600" calcext:value-type="float">
            <text:p>3600</text:p>
          </table:table-cell>
          <table:table-cell table:formula="of:=SUM([.J48:.R48])" office:value-type="float" office:value="54400" calcext:value-type="float">
            <text:p>54400</text:p>
          </table:table-cell>
          <table:table-cell table:formula="of:=55000-[.S48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Vikings <text:s/>(14089674)</text:p>
          </table:table-cell>
          <table:table-cell table:formula="of:=IF(ISNA(VLOOKUP([.A49];Players;6;0));0;VLOOKUP([.A49];Players;6;0))" office:value-type="float" office:value="5700" calcext:value-type="float">
            <text:p>5700</text:p>
          </table:table-cell>
          <table:table-cell table:formula="of:=IF(ISNA(VLOOKUP([.B49];Players;6;0));0;VLOOKUP([.B49];Players;6;0))" office:value-type="float" office:value="7400" calcext:value-type="float">
            <text:p>7400</text:p>
          </table:table-cell>
          <table:table-cell table:formula="of:=IF(ISNA(VLOOKUP([.C49];Players;6;0));0;VLOOKUP([.C49];Players;6;0))" office:value-type="float" office:value="6000" calcext:value-type="float">
            <text:p>6000</text:p>
          </table:table-cell>
          <table:table-cell table:formula="of:=IF(ISNA(VLOOKUP([.D49];Players;6;0));0;VLOOKUP([.D49];Players;6;0))" office:value-type="float" office:value="5600" calcext:value-type="float">
            <text:p>5600</text:p>
          </table:table-cell>
          <table:table-cell table:formula="of:=IF(ISNA(VLOOKUP([.E49];Players;6;0));0;VLOOKUP([.E49];Players;6;0))" office:value-type="float" office:value="7600" calcext:value-type="float">
            <text:p>7600</text:p>
          </table:table-cell>
          <table:table-cell table:formula="of:=IF(ISNA(VLOOKUP([.F49];Players;6;0));0;VLOOKUP([.F49];Players;6;0))" office:value-type="float" office:value="7400" calcext:value-type="float">
            <text:p>7400</text:p>
          </table:table-cell>
          <table:table-cell table:formula="of:=IF(ISNA(VLOOKUP([.G49];Players;6;0));0;VLOOKUP([.G49];Players;6;0))" office:value-type="float" office:value="6200" calcext:value-type="float">
            <text:p>6200</text:p>
          </table:table-cell>
          <table:table-cell table:formula="of:=IF(ISNA(VLOOKUP([.H49];Players;6;0));0;VLOOKUP([.H49];Players;6;0))" office:value-type="float" office:value="5800" calcext:value-type="float">
            <text:p>5800</text:p>
          </table:table-cell>
          <table:table-cell table:formula="of:=IF(ISNA(VLOOKUP([.I49];Players;6;0));0;VLOOKUP([.I49];Players;6;0))" office:value-type="float" office:value="2700" calcext:value-type="float">
            <text:p>2700</text:p>
          </table:table-cell>
          <table:table-cell table:formula="of:=SUM([.J49:.R49])" office:value-type="float" office:value="54400" calcext:value-type="float">
            <text:p>54400</text:p>
          </table:table-cell>
          <table:table-cell table:formula="of:=55000-[.S49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Seahawks <text:s/>(14089675)</text:p>
          </table:table-cell>
          <table:table-cell table:formula="of:=IF(ISNA(VLOOKUP([.A50];Players;6;0));0;VLOOKUP([.A50];Players;6;0))" office:value-type="float" office:value="5400" calcext:value-type="float">
            <text:p>5400</text:p>
          </table:table-cell>
          <table:table-cell table:formula="of:=IF(ISNA(VLOOKUP([.B50];Players;6;0));0;VLOOKUP([.B50];Players;6;0))" office:value-type="float" office:value="7400" calcext:value-type="float">
            <text:p>7400</text:p>
          </table:table-cell>
          <table:table-cell table:formula="of:=IF(ISNA(VLOOKUP([.C50];Players;6;0));0;VLOOKUP([.C50];Players;6;0))" office:value-type="float" office:value="6000" calcext:value-type="float">
            <text:p>6000</text:p>
          </table:table-cell>
          <table:table-cell table:formula="of:=IF(ISNA(VLOOKUP([.D50];Players;6;0));0;VLOOKUP([.D50];Players;6;0))" office:value-type="float" office:value="6000" calcext:value-type="float">
            <text:p>6000</text:p>
          </table:table-cell>
          <table:table-cell table:formula="of:=IF(ISNA(VLOOKUP([.E50];Players;6;0));0;VLOOKUP([.E50];Players;6;0))" office:value-type="float" office:value="7600" calcext:value-type="float">
            <text:p>7600</text:p>
          </table:table-cell>
          <table:table-cell table:formula="of:=IF(ISNA(VLOOKUP([.F50];Players;6;0));0;VLOOKUP([.F50];Players;6;0))" office:value-type="float" office:value="7400" calcext:value-type="float">
            <text:p>7400</text:p>
          </table:table-cell>
          <table:table-cell table:formula="of:=IF(ISNA(VLOOKUP([.G50];Players;6;0));0;VLOOKUP([.G50];Players;6;0))" office:value-type="float" office:value="6200" calcext:value-type="float">
            <text:p>6200</text:p>
          </table:table-cell>
          <table:table-cell table:formula="of:=IF(ISNA(VLOOKUP([.H50];Players;6;0));0;VLOOKUP([.H50];Players;6;0))" office:value-type="float" office:value="5800" calcext:value-type="float">
            <text:p>5800</text:p>
          </table:table-cell>
          <table:table-cell table:formula="of:=IF(ISNA(VLOOKUP([.I50];Players;6;0));0;VLOOKUP([.I50];Players;6;0))" office:value-type="float" office:value="2600" calcext:value-type="float">
            <text:p>2600</text:p>
          </table:table-cell>
          <table:table-cell table:formula="of:=SUM([.J50:.R50])" office:value-type="float" office:value="54400" calcext:value-type="float">
            <text:p>54400</text:p>
          </table:table-cell>
          <table:table-cell table:formula="of:=55000-[.S50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Packers <text:s/>(14089673)</text:p>
          </table:table-cell>
          <table:table-cell table:formula="of:=IF(ISNA(VLOOKUP([.A51];Players;6;0));0;VLOOKUP([.A51];Players;6;0))" office:value-type="float" office:value="5700" calcext:value-type="float">
            <text:p>5700</text:p>
          </table:table-cell>
          <table:table-cell table:formula="of:=IF(ISNA(VLOOKUP([.B51];Players;6;0));0;VLOOKUP([.B51];Players;6;0))" office:value-type="float" office:value="7400" calcext:value-type="float">
            <text:p>7400</text:p>
          </table:table-cell>
          <table:table-cell table:formula="of:=IF(ISNA(VLOOKUP([.C51];Players;6;0));0;VLOOKUP([.C51];Players;6;0))" office:value-type="float" office:value="6000" calcext:value-type="float">
            <text:p>6000</text:p>
          </table:table-cell>
          <table:table-cell table:formula="of:=IF(ISNA(VLOOKUP([.D51];Players;6;0));0;VLOOKUP([.D51];Players;6;0))" office:value-type="float" office:value="5600" calcext:value-type="float">
            <text:p>5600</text:p>
          </table:table-cell>
          <table:table-cell table:formula="of:=IF(ISNA(VLOOKUP([.E51];Players;6;0));0;VLOOKUP([.E51];Players;6;0))" office:value-type="float" office:value="7600" calcext:value-type="float">
            <text:p>7600</text:p>
          </table:table-cell>
          <table:table-cell table:formula="of:=IF(ISNA(VLOOKUP([.F51];Players;6;0));0;VLOOKUP([.F51];Players;6;0))" office:value-type="float" office:value="7400" calcext:value-type="float">
            <text:p>7400</text:p>
          </table:table-cell>
          <table:table-cell table:formula="of:=IF(ISNA(VLOOKUP([.G51];Players;6;0));0;VLOOKUP([.G51];Players;6;0))" office:value-type="float" office:value="6200" calcext:value-type="float">
            <text:p>6200</text:p>
          </table:table-cell>
          <table:table-cell table:formula="of:=IF(ISNA(VLOOKUP([.H51];Players;6;0));0;VLOOKUP([.H51];Players;6;0))" office:value-type="float" office:value="5800" calcext:value-type="float">
            <text:p>5800</text:p>
          </table:table-cell>
          <table:table-cell table:formula="of:=IF(ISNA(VLOOKUP([.I51];Players;6;0));0;VLOOKUP([.I51];Players;6;0))" office:value-type="float" office:value="2800" calcext:value-type="float">
            <text:p>2800</text:p>
          </table:table-cell>
          <table:table-cell table:formula="of:=SUM([.J51:.R51])" office:value-type="float" office:value="54500" calcext:value-type="float">
            <text:p>54500</text:p>
          </table:table-cell>
          <table:table-cell table:formula="of:=55000-[.S5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Vikings <text:s/>(14089674)</text:p>
          </table:table-cell>
          <table:table-cell table:formula="of:=IF(ISNA(VLOOKUP([.A52];Players;6;0));0;VLOOKUP([.A52];Players;6;0))" office:value-type="float" office:value="5400" calcext:value-type="float">
            <text:p>5400</text:p>
          </table:table-cell>
          <table:table-cell table:formula="of:=IF(ISNA(VLOOKUP([.B52];Players;6;0));0;VLOOKUP([.B52];Players;6;0))" office:value-type="float" office:value="7400" calcext:value-type="float">
            <text:p>7400</text:p>
          </table:table-cell>
          <table:table-cell table:formula="of:=IF(ISNA(VLOOKUP([.C52];Players;6;0));0;VLOOKUP([.C52];Players;6;0))" office:value-type="float" office:value="6000" calcext:value-type="float">
            <text:p>6000</text:p>
          </table:table-cell>
          <table:table-cell table:formula="of:=IF(ISNA(VLOOKUP([.D52];Players;6;0));0;VLOOKUP([.D52];Players;6;0))" office:value-type="float" office:value="6000" calcext:value-type="float">
            <text:p>6000</text:p>
          </table:table-cell>
          <table:table-cell table:formula="of:=IF(ISNA(VLOOKUP([.E52];Players;6;0));0;VLOOKUP([.E52];Players;6;0))" office:value-type="float" office:value="7600" calcext:value-type="float">
            <text:p>7600</text:p>
          </table:table-cell>
          <table:table-cell table:formula="of:=IF(ISNA(VLOOKUP([.F52];Players;6;0));0;VLOOKUP([.F52];Players;6;0))" office:value-type="float" office:value="7400" calcext:value-type="float">
            <text:p>7400</text:p>
          </table:table-cell>
          <table:table-cell table:formula="of:=IF(ISNA(VLOOKUP([.G52];Players;6;0));0;VLOOKUP([.G52];Players;6;0))" office:value-type="float" office:value="6200" calcext:value-type="float">
            <text:p>6200</text:p>
          </table:table-cell>
          <table:table-cell table:formula="of:=IF(ISNA(VLOOKUP([.H52];Players;6;0));0;VLOOKUP([.H52];Players;6;0))" office:value-type="float" office:value="5800" calcext:value-type="float">
            <text:p>5800</text:p>
          </table:table-cell>
          <table:table-cell table:formula="of:=IF(ISNA(VLOOKUP([.I52];Players;6;0));0;VLOOKUP([.I52];Players;6;0))" office:value-type="float" office:value="2700" calcext:value-type="float">
            <text:p>2700</text:p>
          </table:table-cell>
          <table:table-cell table:formula="of:=SUM([.J52:.R52])" office:value-type="float" office:value="54500" calcext:value-type="float">
            <text:p>54500</text:p>
          </table:table-cell>
          <table:table-cell table:formula="of:=55000-[.S5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Packers <text:s/>(14089673)</text:p>
          </table:table-cell>
          <table:table-cell table:formula="of:=IF(ISNA(VLOOKUP([.A53];Players;6;0));0;VLOOKUP([.A53];Players;6;0))" office:value-type="float" office:value="5400" calcext:value-type="float">
            <text:p>5400</text:p>
          </table:table-cell>
          <table:table-cell table:formula="of:=IF(ISNA(VLOOKUP([.B53];Players;6;0));0;VLOOKUP([.B53];Players;6;0))" office:value-type="float" office:value="7400" calcext:value-type="float">
            <text:p>7400</text:p>
          </table:table-cell>
          <table:table-cell table:formula="of:=IF(ISNA(VLOOKUP([.C53];Players;6;0));0;VLOOKUP([.C53];Players;6;0))" office:value-type="float" office:value="6000" calcext:value-type="float">
            <text:p>6000</text:p>
          </table:table-cell>
          <table:table-cell table:formula="of:=IF(ISNA(VLOOKUP([.D53];Players;6;0));0;VLOOKUP([.D53];Players;6;0))" office:value-type="float" office:value="6000" calcext:value-type="float">
            <text:p>6000</text:p>
          </table:table-cell>
          <table:table-cell table:formula="of:=IF(ISNA(VLOOKUP([.E53];Players;6;0));0;VLOOKUP([.E53];Players;6;0))" office:value-type="float" office:value="7600" calcext:value-type="float">
            <text:p>7600</text:p>
          </table:table-cell>
          <table:table-cell table:formula="of:=IF(ISNA(VLOOKUP([.F53];Players;6;0));0;VLOOKUP([.F53];Players;6;0))" office:value-type="float" office:value="7400" calcext:value-type="float">
            <text:p>7400</text:p>
          </table:table-cell>
          <table:table-cell table:formula="of:=IF(ISNA(VLOOKUP([.G53];Players;6;0));0;VLOOKUP([.G53];Players;6;0))" office:value-type="float" office:value="6200" calcext:value-type="float">
            <text:p>6200</text:p>
          </table:table-cell>
          <table:table-cell table:formula="of:=IF(ISNA(VLOOKUP([.H53];Players;6;0));0;VLOOKUP([.H53];Players;6;0))" office:value-type="float" office:value="5800" calcext:value-type="float">
            <text:p>5800</text:p>
          </table:table-cell>
          <table:table-cell table:formula="of:=IF(ISNA(VLOOKUP([.I53];Players;6;0));0;VLOOKUP([.I53];Players;6;0))" office:value-type="float" office:value="2800" calcext:value-type="float">
            <text:p>2800</text:p>
          </table:table-cell>
          <table:table-cell table:formula="of:=SUM([.J53:.R53])" office:value-type="float" office:value="54600" calcext:value-type="float">
            <text:p>54600</text:p>
          </table:table-cell>
          <table:table-cell table:formula="of:=55000-[.S5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49ers <text:s/>(14089672)</text:p>
          </table:table-cell>
          <table:table-cell table:formula="of:=IF(ISNA(VLOOKUP([.A54];Players;6;0));0;VLOOKUP([.A54];Players;6;0))" office:value-type="float" office:value="5400" calcext:value-type="float">
            <text:p>5400</text:p>
          </table:table-cell>
          <table:table-cell table:formula="of:=IF(ISNA(VLOOKUP([.B54];Players;6;0));0;VLOOKUP([.B54];Players;6;0))" office:value-type="float" office:value="7400" calcext:value-type="float">
            <text:p>7400</text:p>
          </table:table-cell>
          <table:table-cell table:formula="of:=IF(ISNA(VLOOKUP([.C54];Players;6;0));0;VLOOKUP([.C54];Players;6;0))" office:value-type="float" office:value="6000" calcext:value-type="float">
            <text:p>6000</text:p>
          </table:table-cell>
          <table:table-cell table:formula="of:=IF(ISNA(VLOOKUP([.D54];Players;6;0));0;VLOOKUP([.D54];Players;6;0))" office:value-type="float" office:value="6000" calcext:value-type="float">
            <text:p>6000</text:p>
          </table:table-cell>
          <table:table-cell table:formula="of:=IF(ISNA(VLOOKUP([.E54];Players;6;0));0;VLOOKUP([.E54];Players;6;0))" office:value-type="float" office:value="7600" calcext:value-type="float">
            <text:p>7600</text:p>
          </table:table-cell>
          <table:table-cell table:formula="of:=IF(ISNA(VLOOKUP([.F54];Players;6;0));0;VLOOKUP([.F54];Players;6;0))" office:value-type="float" office:value="7400" calcext:value-type="float">
            <text:p>7400</text:p>
          </table:table-cell>
          <table:table-cell table:formula="of:=IF(ISNA(VLOOKUP([.G54];Players;6;0));0;VLOOKUP([.G54];Players;6;0))" office:value-type="float" office:value="6200" calcext:value-type="float">
            <text:p>6200</text:p>
          </table:table-cell>
          <table:table-cell table:formula="of:=IF(ISNA(VLOOKUP([.H54];Players;6;0));0;VLOOKUP([.H54];Players;6;0))" office:value-type="float" office:value="5800" calcext:value-type="float">
            <text:p>5800</text:p>
          </table:table-cell>
          <table:table-cell table:formula="of:=IF(ISNA(VLOOKUP([.I54];Players;6;0));0;VLOOKUP([.I54];Players;6;0))" office:value-type="float" office:value="3000" calcext:value-type="float">
            <text:p>3000</text:p>
          </table:table-cell>
          <table:table-cell table:formula="of:=SUM([.J54:.R54])" office:value-type="float" office:value="54800" calcext:value-type="float">
            <text:p>54800</text:p>
          </table:table-cell>
          <table:table-cell table:formula="of:=55000-[.S5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Stefon Diggs (14089522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Chiefs <text:s/>(14089671)</text:p>
          </table:table-cell>
          <table:table-cell table:formula="of:=IF(ISNA(VLOOKUP([.A55];Players;6;0));0;VLOOKUP([.A55];Players;6;0))" office:value-type="float" office:value="5700" calcext:value-type="float">
            <text:p>5700</text:p>
          </table:table-cell>
          <table:table-cell table:formula="of:=IF(ISNA(VLOOKUP([.B55];Players;6;0));0;VLOOKUP([.B55];Players;6;0))" office:value-type="float" office:value="7400" calcext:value-type="float">
            <text:p>7400</text:p>
          </table:table-cell>
          <table:table-cell table:formula="of:=IF(ISNA(VLOOKUP([.C55];Players;6;0));0;VLOOKUP([.C55];Players;6;0))" office:value-type="float" office:value="6000" calcext:value-type="float">
            <text:p>6000</text:p>
          </table:table-cell>
          <table:table-cell table:formula="of:=IF(ISNA(VLOOKUP([.D55];Players;6;0));0;VLOOKUP([.D55];Players;6;0))" office:value-type="float" office:value="5600" calcext:value-type="float">
            <text:p>5600</text:p>
          </table:table-cell>
          <table:table-cell table:formula="of:=IF(ISNA(VLOOKUP([.E55];Players;6;0));0;VLOOKUP([.E55];Players;6;0))" office:value-type="float" office:value="7600" calcext:value-type="float">
            <text:p>7600</text:p>
          </table:table-cell>
          <table:table-cell table:formula="of:=IF(ISNA(VLOOKUP([.F55];Players;6;0));0;VLOOKUP([.F55];Players;6;0))" office:value-type="float" office:value="7400" calcext:value-type="float">
            <text:p>7400</text:p>
          </table:table-cell>
          <table:table-cell table:formula="of:=IF(ISNA(VLOOKUP([.G55];Players;6;0));0;VLOOKUP([.G55];Players;6;0))" office:value-type="float" office:value="6200" calcext:value-type="float">
            <text:p>6200</text:p>
          </table:table-cell>
          <table:table-cell table:formula="of:=IF(ISNA(VLOOKUP([.H55];Players;6;0));0;VLOOKUP([.H55];Players;6;0))" office:value-type="float" office:value="5800" calcext:value-type="float">
            <text:p>5800</text:p>
          </table:table-cell>
          <table:table-cell table:formula="of:=IF(ISNA(VLOOKUP([.I55];Players;6;0));0;VLOOKUP([.I55];Players;6;0))" office:value-type="float" office:value="3200" calcext:value-type="float">
            <text:p>3200</text:p>
          </table:table-cell>
          <table:table-cell table:formula="of:=SUM([.J55:.R55])" office:value-type="float" office:value="54900" calcext:value-type="float">
            <text:p>54900</text:p>
          </table:table-cell>
          <table:table-cell table:formula="of:=55000-[.S5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Aaron Jones (14089440)</text:p>
          </table:table-cell>
          <table:table-cell office:value-type="string" calcext:value-type="string">
            <text:p>Damien Williams (14089444)</text:p>
          </table:table-cell>
          <table:table-cell office:value-type="string" calcext:value-type="string">
            <text:p>A.J. Brown (14089520)</text:p>
          </table:table-cell>
          <table:table-cell office:value-type="string" calcext:value-type="string">
            <text:p>Tyreek Hill (14089510)</text:p>
          </table:table-cell>
          <table:table-cell office:value-type="string" calcext:value-type="string">
            <text:p>DeAndre Hopkins (14089512)</text:p>
          </table:table-cell>
          <table:table-cell office:value-type="string" calcext:value-type="string">
            <text:p>George Kittle (14089610)</text:p>
          </table:table-cell>
          <table:table-cell office:value-type="string" calcext:value-type="string">
            <text:p>Raheem Mostert (14089446)</text:p>
          </table:table-cell>
          <table:table-cell office:value-type="string" calcext:value-type="string">
            <text:p>Chiefs <text:s/>(14089671)</text:p>
          </table:table-cell>
          <table:table-cell table:formula="of:=IF(ISNA(VLOOKUP([.A56];Players;6;0));0;VLOOKUP([.A56];Players;6;0))" office:value-type="float" office:value="5400" calcext:value-type="float">
            <text:p>5400</text:p>
          </table:table-cell>
          <table:table-cell table:formula="of:=IF(ISNA(VLOOKUP([.B56];Players;6;0));0;VLOOKUP([.B56];Players;6;0))" office:value-type="float" office:value="7400" calcext:value-type="float">
            <text:p>7400</text:p>
          </table:table-cell>
          <table:table-cell table:formula="of:=IF(ISNA(VLOOKUP([.C56];Players;6;0));0;VLOOKUP([.C56];Players;6;0))" office:value-type="float" office:value="6000" calcext:value-type="float">
            <text:p>6000</text:p>
          </table:table-cell>
          <table:table-cell table:formula="of:=IF(ISNA(VLOOKUP([.D56];Players;6;0));0;VLOOKUP([.D56];Players;6;0))" office:value-type="float" office:value="6000" calcext:value-type="float">
            <text:p>6000</text:p>
          </table:table-cell>
          <table:table-cell table:formula="of:=IF(ISNA(VLOOKUP([.E56];Players;6;0));0;VLOOKUP([.E56];Players;6;0))" office:value-type="float" office:value="7600" calcext:value-type="float">
            <text:p>7600</text:p>
          </table:table-cell>
          <table:table-cell table:formula="of:=IF(ISNA(VLOOKUP([.F56];Players;6;0));0;VLOOKUP([.F56];Players;6;0))" office:value-type="float" office:value="7400" calcext:value-type="float">
            <text:p>7400</text:p>
          </table:table-cell>
          <table:table-cell table:formula="of:=IF(ISNA(VLOOKUP([.G56];Players;6;0));0;VLOOKUP([.G56];Players;6;0))" office:value-type="float" office:value="6200" calcext:value-type="float">
            <text:p>6200</text:p>
          </table:table-cell>
          <table:table-cell table:formula="of:=IF(ISNA(VLOOKUP([.H56];Players;6;0));0;VLOOKUP([.H56];Players;6;0))" office:value-type="float" office:value="5800" calcext:value-type="float">
            <text:p>5800</text:p>
          </table:table-cell>
          <table:table-cell table:formula="of:=IF(ISNA(VLOOKUP([.I56];Players;6;0));0;VLOOKUP([.I56];Players;6;0))" office:value-type="float" office:value="3200" calcext:value-type="float">
            <text:p>3200</text:p>
          </table:table-cell>
          <table:table-cell table:formula="of:=SUM([.J56:.R56])" office:value-type="float" office:value="55000" calcext:value-type="float">
            <text:p>55000</text:p>
          </table:table-cell>
          <table:table-cell table:formula="of:=55000-[.S56]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 + 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oster Posi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Game Info</text:p>
          </table:table-cell>
          <table:table-cell office:value-type="string" calcext:value-type="string">
            <text:p>TeamAbbrev</text:p>
          </table:table-cell>
          <table:table-cell office:value-type="string" calcext:value-type="string">
            <text:p>AvgPointsPerGame</text:p>
          </table:table-cell>
        </table:table-row>
        <table:table-row table:style-name="ro1">
          <table:table-cell office:value-type="string" calcext:value-type="string">
            <text:p>Lamar Jackson (14089417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mar Jackson</text:p>
          </table:table-cell>
          <table:table-cell office:value-type="float" office:value="14089417" calcext:value-type="float">
            <text:p>14089417</text:p>
          </table:table-cell>
          <table:table-cell office:value-type="string" calcext:value-type="string">
            <text:p>QB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string" calcext:value-type="string">
            <text:p>Derrick Henry (1408943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rrick Henry</text:p>
          </table:table-cell>
          <table:table-cell office:value-type="float" office:value="14089436" calcext:value-type="float">
            <text:p>14089436</text:p>
          </table:table-cell>
          <table:table-cell office:value-type="string" calcext:value-type="string">
            <text:p>RB/FLEX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string" calcext:value-type="string">
            <text:p>Dalvin Cook (1408943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lvin Cook</text:p>
          </table:table-cell>
          <table:table-cell office:value-type="float" office:value="14089438" calcext:value-type="float">
            <text:p>14089438</text:p>
          </table:table-cell>
          <table:table-cell office:value-type="string" calcext:value-type="string">
            <text:p>RB/FLEX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1">
          <table:table-cell office:value-type="string" calcext:value-type="string">
            <text:p>Davante Adams (1408950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vante Adams</text:p>
          </table:table-cell>
          <table:table-cell office:value-type="float" office:value="14089508" calcext:value-type="float">
            <text:p>14089508</text:p>
          </table:table-cell>
          <table:table-cell office:value-type="string" calcext:value-type="string">
            <text:p>WR/FLEX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string" calcext:value-type="string">
            <text:p>Tyreek Hill (1408951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yreek Hill</text:p>
          </table:table-cell>
          <table:table-cell office:value-type="float" office:value="14089510" calcext:value-type="float">
            <text:p>14089510</text:p>
          </table:table-cell>
          <table:table-cell office:value-type="string" calcext:value-type="string">
            <text:p>WR/FLEX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1">
          <table:table-cell office:value-type="string" calcext:value-type="string">
            <text:p>Patrick Mahomes (14089418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atrick Mahomes</text:p>
          </table:table-cell>
          <table:table-cell office:value-type="float" office:value="14089418" calcext:value-type="float">
            <text:p>14089418</text:p>
          </table:table-cell>
          <table:table-cell office:value-type="string" calcext:value-type="string">
            <text:p>QB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DeAndre Hopkins (1408951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Andre Hopkins</text:p>
          </table:table-cell>
          <table:table-cell office:value-type="float" office:value="14089512" calcext:value-type="float">
            <text:p>14089512</text:p>
          </table:table-cell>
          <table:table-cell office:value-type="string" calcext:value-type="string">
            <text:p>WR/FLEX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string" calcext:value-type="string">
            <text:p>Aaron Jones (1408944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aron Jones</text:p>
          </table:table-cell>
          <table:table-cell office:value-type="float" office:value="14089440" calcext:value-type="float">
            <text:p>14089440</text:p>
          </table:table-cell>
          <table:table-cell office:value-type="string" calcext:value-type="string">
            <text:p>RB/FLEX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0.92" calcext:value-type="float">
            <text:p>20.92</text:p>
          </table:table-cell>
        </table:table-row>
        <table:table-row table:style-name="ro1">
          <table:table-cell office:value-type="string" calcext:value-type="string">
            <text:p>DK Metcalf (1408951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K Metcalf</text:p>
          </table:table-cell>
          <table:table-cell office:value-type="float" office:value="14089514" calcext:value-type="float">
            <text:p>14089514</text:p>
          </table:table-cell>
          <table:table-cell office:value-type="string" calcext:value-type="string">
            <text:p>WR/FLEX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string" calcext:value-type="string">
            <text:p>Mark Ingram II (1408944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ark Ingram II</text:p>
          </table:table-cell>
          <table:table-cell office:value-type="float" office:value="14089442" calcext:value-type="float">
            <text:p>14089442</text:p>
          </table:table-cell>
          <table:table-cell office:value-type="string" calcext:value-type="string">
            <text:p>RB/FLEX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Deshaun Watson (14089419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shaun Watson</text:p>
          </table:table-cell>
          <table:table-cell office:value-type="float" office:value="14089419" calcext:value-type="float">
            <text:p>14089419</text:p>
          </table:table-cell>
          <table:table-cell office:value-type="string" calcext:value-type="string">
            <text:p>QB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Russell Wilson (14089420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ussell Wilson</text:p>
          </table:table-cell>
          <table:table-cell office:value-type="float" office:value="14089420" calcext:value-type="float">
            <text:p>14089420</text:p>
          </table:table-cell>
          <table:table-cell office:value-type="string" calcext:value-type="string">
            <text:p>QB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21.71" calcext:value-type="float">
            <text:p>21.71</text:p>
          </table:table-cell>
        </table:table-row>
        <table:table-row table:style-name="ro1">
          <table:table-cell office:value-type="string" calcext:value-type="string">
            <text:p>Tyler Lockett (1408951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yler Lockett</text:p>
          </table:table-cell>
          <table:table-cell office:value-type="float" office:value="14089516" calcext:value-type="float">
            <text:p>14089516</text:p>
          </table:table-cell>
          <table:table-cell office:value-type="string" calcext:value-type="string">
            <text:p>WR/FLEX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string" calcext:value-type="string">
            <text:p>Aaron Rodgers (14089421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aron Rodgers</text:p>
          </table:table-cell>
          <table:table-cell office:value-type="float" office:value="14089421" calcext:value-type="float">
            <text:p>14089421</text:p>
          </table:table-cell>
          <table:table-cell office:value-type="string" calcext:value-type="string">
            <text:p>Q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string" calcext:value-type="string">
            <text:p>Travis Kelce (1408960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vis Kelce</text:p>
          </table:table-cell>
          <table:table-cell office:value-type="float" office:value="14089608" calcext:value-type="float">
            <text:p>14089608</text:p>
          </table:table-cell>
          <table:table-cell office:value-type="string" calcext:value-type="string">
            <text:p>TE/FLEX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string" calcext:value-type="string">
            <text:p>Adam Thielen (1408951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dam Thielen</text:p>
          </table:table-cell>
          <table:table-cell office:value-type="float" office:value="14089518" calcext:value-type="float">
            <text:p>14089518</text:p>
          </table:table-cell>
          <table:table-cell office:value-type="string" calcext:value-type="string">
            <text:p>WR/FLEX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string" calcext:value-type="string">
            <text:p>George Kittle (14089610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eorge Kittle</text:p>
          </table:table-cell>
          <table:table-cell office:value-type="float" office:value="14089610" calcext:value-type="float">
            <text:p>14089610</text:p>
          </table:table-cell>
          <table:table-cell office:value-type="string" calcext:value-type="string">
            <text:p>TE/FLEX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string" calcext:value-type="string">
            <text:p>A.J. Brown (1408952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.J. Brown</text:p>
          </table:table-cell>
          <table:table-cell office:value-type="float" office:value="14089520" calcext:value-type="float">
            <text:p>14089520</text:p>
          </table:table-cell>
          <table:table-cell office:value-type="string" calcext:value-type="string">
            <text:p>WR/FLEX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string" calcext:value-type="string">
            <text:p>Damien Williams (1408944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mien Williams</text:p>
          </table:table-cell>
          <table:table-cell office:value-type="float" office:value="14089444" calcext:value-type="float">
            <text:p>14089444</text:p>
          </table:table-cell>
          <table:table-cell office:value-type="string" calcext:value-type="string">
            <text:p>RB/FLEX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string" calcext:value-type="string">
            <text:p>Raheem Mostert (1408944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heem Mostert</text:p>
          </table:table-cell>
          <table:table-cell office:value-type="float" office:value="14089446" calcext:value-type="float">
            <text:p>14089446</text:p>
          </table:table-cell>
          <table:table-cell office:value-type="string" calcext:value-type="string">
            <text:p>RB/FLEX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Kirk Cousins (14089422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Kirk Cousins</text:p>
          </table:table-cell>
          <table:table-cell office:value-type="float" office:value="14089422" calcext:value-type="float">
            <text:p>14089422</text:p>
          </table:table-cell>
          <table:table-cell office:value-type="string" calcext:value-type="string">
            <text:p>QB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string" calcext:value-type="string">
            <text:p>Mark Andrews (14089612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ark Andrews</text:p>
          </table:table-cell>
          <table:table-cell office:value-type="float" office:value="14089612" calcext:value-type="float">
            <text:p>14089612</text:p>
          </table:table-cell>
          <table:table-cell office:value-type="string" calcext:value-type="string">
            <text:p>TE/FLEX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string" calcext:value-type="string">
            <text:p>Jimmy Garoppolo (14089423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Jimmy Garoppolo</text:p>
          </table:table-cell>
          <table:table-cell office:value-type="float" office:value="14089423" calcext:value-type="float">
            <text:p>14089423</text:p>
          </table:table-cell>
          <table:table-cell office:value-type="string" calcext:value-type="string">
            <text:p>QB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string" calcext:value-type="string">
            <text:p>Stefon Diggs (1408952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tefon Diggs</text:p>
          </table:table-cell>
          <table:table-cell office:value-type="float" office:value="14089522" calcext:value-type="float">
            <text:p>14089522</text:p>
          </table:table-cell>
          <table:table-cell office:value-type="string" calcext:value-type="string">
            <text:p>WR/FLEX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office:value-type="string" calcext:value-type="string">
            <text:p>Ryan Tannehill (14089424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yan Tannehill</text:p>
          </table:table-cell>
          <table:table-cell office:value-type="float" office:value="14089424" calcext:value-type="float">
            <text:p>14089424</text:p>
          </table:table-cell>
          <table:table-cell office:value-type="string" calcext:value-type="string">
            <text:p>QB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string" calcext:value-type="string">
            <text:p>Emmanuel Sanders (1408952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Emmanuel Sanders</text:p>
          </table:table-cell>
          <table:table-cell office:value-type="float" office:value="14089524" calcext:value-type="float">
            <text:p>14089524</text:p>
          </table:table-cell>
          <table:table-cell office:value-type="string" calcext:value-type="string">
            <text:p>WR/FLEX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Deebo Samuel (1408952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ebo Samuel</text:p>
          </table:table-cell>
          <table:table-cell office:value-type="float" office:value="14089526" calcext:value-type="float">
            <text:p>14089526</text:p>
          </table:table-cell>
          <table:table-cell office:value-type="string" calcext:value-type="string">
            <text:p>WR/FLEX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string" calcext:value-type="string">
            <text:p>Robert Griffin III (14089425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obert Griffin III</text:p>
          </table:table-cell>
          <table:table-cell office:value-type="float" office:value="14089425" calcext:value-type="float">
            <text:p>14089425</text:p>
          </table:table-cell>
          <table:table-cell office:value-type="string" calcext:value-type="string">
            <text:p>QB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Travis Homer (1408944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ravis Homer</text:p>
          </table:table-cell>
          <table:table-cell office:value-type="float" office:value="14089448" calcext:value-type="float">
            <text:p>14089448</text:p>
          </table:table-cell>
          <table:table-cell office:value-type="string" calcext:value-type="string">
            <text:p>RB/FLE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AJ McCarron (14089426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J McCarron</text:p>
          </table:table-cell>
          <table:table-cell office:value-type="float" office:value="14089426" calcext:value-type="float">
            <text:p>14089426</text:p>
          </table:table-cell>
          <table:table-cell office:value-type="string" calcext:value-type="string">
            <text:p>Q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Carlos Hyde (1408945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los Hyde</text:p>
          </table:table-cell>
          <table:table-cell office:value-type="float" office:value="14089450" calcext:value-type="float">
            <text:p>14089450</text:p>
          </table:table-cell>
          <table:table-cell office:value-type="string" calcext:value-type="string">
            <text:p>RB/FLEX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Will Fuller V (1408952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ll Fuller V</text:p>
          </table:table-cell>
          <table:table-cell office:value-type="float" office:value="14089528" calcext:value-type="float">
            <text:p>14089528</text:p>
          </table:table-cell>
          <table:table-cell office:value-type="string" calcext:value-type="string">
            <text:p>WR/FLEX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Gus Edwards (1408945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us Edwards</text:p>
          </table:table-cell>
          <table:table-cell office:value-type="float" office:value="14089452" calcext:value-type="float">
            <text:p>14089452</text:p>
          </table:table-cell>
          <table:table-cell office:value-type="string" calcext:value-type="string">
            <text:p>RB/FLEX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Matt Moore (14089427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att Moore</text:p>
          </table:table-cell>
          <table:table-cell office:value-type="float" office:value="14089427" calcext:value-type="float">
            <text:p>14089427</text:p>
          </table:table-cell>
          <table:table-cell office:value-type="string" calcext:value-type="string">
            <text:p>QB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Kenny Stills (1408953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enny Stills</text:p>
          </table:table-cell>
          <table:table-cell office:value-type="float" office:value="14089530" calcext:value-type="float">
            <text:p>14089530</text:p>
          </table:table-cell>
          <table:table-cell office:value-type="string" calcext:value-type="string">
            <text:p>WR/FLEX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string" calcext:value-type="string">
            <text:p>Marshawn Lynch (1408945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arshawn Lynch</text:p>
          </table:table-cell>
          <table:table-cell office:value-type="float" office:value="14089454" calcext:value-type="float">
            <text:p>14089454</text:p>
          </table:table-cell>
          <table:table-cell office:value-type="string" calcext:value-type="string">
            <text:p>RB/FLEX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Duke Johnson (1408945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uke Johnson</text:p>
          </table:table-cell>
          <table:table-cell office:value-type="float" office:value="14089456" calcext:value-type="float">
            <text:p>14089456</text:p>
          </table:table-cell>
          <table:table-cell office:value-type="string" calcext:value-type="string">
            <text:p>RB/FLEX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string" calcext:value-type="string">
            <text:p>Tim Boyle (14089428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Tim Boyle</text:p>
          </table:table-cell>
          <table:table-cell office:value-type="float" office:value="14089428" calcext:value-type="float">
            <text:p>14089428</text:p>
          </table:table-cell>
          <table:table-cell office:value-type="string" calcext:value-type="string">
            <text:p>QB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Jamaal Williams (1408945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amaal Williams</text:p>
          </table:table-cell>
          <table:table-cell office:value-type="float" office:value="14089458" calcext:value-type="float">
            <text:p>14089458</text:p>
          </table:table-cell>
          <table:table-cell office:value-type="string" calcext:value-type="string">
            <text:p>RB/FLEX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string" calcext:value-type="string">
            <text:p>Allen Lazard (1408953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llen Lazard</text:p>
          </table:table-cell>
          <table:table-cell office:value-type="float" office:value="14089532" calcext:value-type="float">
            <text:p>14089532</text:p>
          </table:table-cell>
          <table:table-cell office:value-type="string" calcext:value-type="string">
            <text:p>WR/FLEX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Marquise Brown (1408953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arquise Brown</text:p>
          </table:table-cell>
          <table:table-cell office:value-type="float" office:value="14089534" calcext:value-type="float">
            <text:p>14089534</text:p>
          </table:table-cell>
          <table:table-cell office:value-type="string" calcext:value-type="string">
            <text:p>WR/FLEX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LeSean McCoy (1408946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eSean McCoy</text:p>
          </table:table-cell>
          <table:table-cell office:value-type="float" office:value="14089460" calcext:value-type="float">
            <text:p>14089460</text:p>
          </table:table-cell>
          <table:table-cell office:value-type="string" calcext:value-type="string">
            <text:p>RB/FLEX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Geno Smith (14089429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Geno Smith</text:p>
          </table:table-cell>
          <table:table-cell office:value-type="float" office:value="14089429" calcext:value-type="float">
            <text:p>14089429</text:p>
          </table:table-cell>
          <table:table-cell office:value-type="string" calcext:value-type="string">
            <text:p>QB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my Watkins (1408953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ammy Watkins</text:p>
          </table:table-cell>
          <table:table-cell office:value-type="float" office:value="14089536" calcext:value-type="float">
            <text:p>14089536</text:p>
          </table:table-cell>
          <table:table-cell office:value-type="string" calcext:value-type="string">
            <text:p>WR/FLEX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Sean Mannion (14089430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Sean Mannion</text:p>
          </table:table-cell>
          <table:table-cell office:value-type="float" office:value="14089430" calcext:value-type="float">
            <text:p>14089430</text:p>
          </table:table-cell>
          <table:table-cell office:value-type="string" calcext:value-type="string">
            <text:p>QB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Marcus Mariota (14089433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arcus Mariota</text:p>
          </table:table-cell>
          <table:table-cell office:value-type="float" office:value="14089433" calcext:value-type="float">
            <text:p>14089433</text:p>
          </table:table-cell>
          <table:table-cell office:value-type="string" calcext:value-type="string">
            <text:p>QB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Mecole Hardman (1408953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ecole Hardman</text:p>
          </table:table-cell>
          <table:table-cell office:value-type="float" office:value="14089538" calcext:value-type="float">
            <text:p>14089538</text:p>
          </table:table-cell>
          <table:table-cell office:value-type="string" calcext:value-type="string">
            <text:p>WR/FLEX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Nick Mullens (14089431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ick Mullens</text:p>
          </table:table-cell>
          <table:table-cell office:value-type="float" office:value="14089431" calcext:value-type="float">
            <text:p>14089431</text:p>
          </table:table-cell>
          <table:table-cell office:value-type="string" calcext:value-type="string">
            <text:p>QB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C.J. Beathard (14089432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.J. Beathard</text:p>
          </table:table-cell>
          <table:table-cell office:value-type="float" office:value="14089432" calcext:value-type="float">
            <text:p>14089432</text:p>
          </table:table-cell>
          <table:table-cell office:value-type="string" calcext:value-type="string">
            <text:p>QB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Mattison (1408946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lexander Mattison</text:p>
          </table:table-cell>
          <table:table-cell office:value-type="float" office:value="14089462" calcext:value-type="float">
            <text:p>14089462</text:p>
          </table:table-cell>
          <table:table-cell office:value-type="string" calcext:value-type="string">
            <text:p>RB/FLEX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Trace McSorley (14089435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Trace McSorley</text:p>
          </table:table-cell>
          <table:table-cell office:value-type="float" office:value="14089435" calcext:value-type="float">
            <text:p>14089435</text:p>
          </table:table-cell>
          <table:table-cell office:value-type="string" calcext:value-type="string">
            <text:p>QB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had Henne (14089434)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had Henne</text:p>
          </table:table-cell>
          <table:table-cell office:value-type="float" office:value="14089434" calcext:value-type="float">
            <text:p>14089434</text:p>
          </table:table-cell>
          <table:table-cell office:value-type="string" calcext:value-type="string">
            <text:p>QB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arcus Robinson (1408954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marcus Robinson</text:p>
          </table:table-cell>
          <table:table-cell office:value-type="float" office:value="14089540" calcext:value-type="float">
            <text:p>14089540</text:p>
          </table:table-cell>
          <table:table-cell office:value-type="string" calcext:value-type="string">
            <text:p>WR/FLEX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string" calcext:value-type="string">
            <text:p>Jacob Hollister (14089614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acob Hollister</text:p>
          </table:table-cell>
          <table:table-cell office:value-type="float" office:value="14089614" calcext:value-type="float">
            <text:p>14089614</text:p>
          </table:table-cell>
          <table:table-cell office:value-type="string" calcext:value-type="string">
            <text:p>TE/FLEX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Justice Hill (1408946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ustice Hill</text:p>
          </table:table-cell>
          <table:table-cell office:value-type="float" office:value="14089464" calcext:value-type="float">
            <text:p>14089464</text:p>
          </table:table-cell>
          <table:table-cell office:value-type="string" calcext:value-type="string">
            <text:p>RB/FLEX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David Moore (1408954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vid Moore</text:p>
          </table:table-cell>
          <table:table-cell office:value-type="float" office:value="14089542" calcext:value-type="float">
            <text:p>14089542</text:p>
          </table:table-cell>
          <table:table-cell office:value-type="string" calcext:value-type="string">
            <text:p>WR/FLEX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illie Snead IV (1408954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llie Snead IV</text:p>
          </table:table-cell>
          <table:table-cell office:value-type="float" office:value="14089544" calcext:value-type="float">
            <text:p>14089544</text:p>
          </table:table-cell>
          <table:table-cell office:value-type="string" calcext:value-type="string">
            <text:p>WR/FLEX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Dion Lewis (1408946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ion Lewis</text:p>
          </table:table-cell>
          <table:table-cell office:value-type="float" office:value="14089466" calcext:value-type="float">
            <text:p>14089466</text:p>
          </table:table-cell>
          <table:table-cell office:value-type="string" calcext:value-type="string">
            <text:p>RB/FLEX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Corey Davis (1408954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orey Davis</text:p>
          </table:table-cell>
          <table:table-cell office:value-type="float" office:value="14089548" calcext:value-type="float">
            <text:p>14089548</text:p>
          </table:table-cell>
          <table:table-cell office:value-type="string" calcext:value-type="string">
            <text:p>WR/FLEX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Kendrick Bourne (1408954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endrick Bourne</text:p>
          </table:table-cell>
          <table:table-cell office:value-type="float" office:value="14089546" calcext:value-type="float">
            <text:p>14089546</text:p>
          </table:table-cell>
          <table:table-cell office:value-type="string" calcext:value-type="string">
            <text:p>WR/FLEX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Ravens <text:s/>(14089670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Ravens </text:p>
          </table:table-cell>
          <table:table-cell office:value-type="float" office:value="14089670" calcext:value-type="float">
            <text:p>14089670</text:p>
          </table:table-cell>
          <table:table-cell office:value-type="string" calcext:value-type="string">
            <text:p>DST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Mike Boone (1408946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ke Boone</text:p>
          </table:table-cell>
          <table:table-cell office:value-type="float" office:value="14089468" calcext:value-type="float">
            <text:p>14089468</text:p>
          </table:table-cell>
          <table:table-cell office:value-type="string" calcext:value-type="string">
            <text:p>RB/FLEX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Geronimo Allison (1408955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eronimo Allison</text:p>
          </table:table-cell>
          <table:table-cell office:value-type="float" office:value="14089550" calcext:value-type="float">
            <text:p>14089550</text:p>
          </table:table-cell>
          <table:table-cell office:value-type="string" calcext:value-type="string">
            <text:p>WR/FLEX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Seth Roberts (1408955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eth Roberts</text:p>
          </table:table-cell>
          <table:table-cell office:value-type="float" office:value="14089552" calcext:value-type="float">
            <text:p>14089552</text:p>
          </table:table-cell>
          <table:table-cell office:value-type="string" calcext:value-type="string">
            <text:p>WR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Tajae Sharpe (1408955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ajae Sharpe</text:p>
          </table:table-cell>
          <table:table-cell office:value-type="float" office:value="14089554" calcext:value-type="float">
            <text:p>14089554</text:p>
          </table:table-cell>
          <table:table-cell office:value-type="string" calcext:value-type="string">
            <text:p>WR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Taiwan Jones (1408947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aiwan Jones</text:p>
          </table:table-cell>
          <table:table-cell office:value-type="float" office:value="14089472" calcext:value-type="float">
            <text:p>14089472</text:p>
          </table:table-cell>
          <table:table-cell office:value-type="string" calcext:value-type="string">
            <text:p>RB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arren Fells (14089616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arren Fells</text:p>
          </table:table-cell>
          <table:table-cell office:value-type="float" office:value="14089616" calcext:value-type="float">
            <text:p>14089616</text:p>
          </table:table-cell>
          <table:table-cell office:value-type="string" calcext:value-type="string">
            <text:p>TE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Tevin Coleman (1408947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vin Coleman</text:p>
          </table:table-cell>
          <table:table-cell office:value-type="float" office:value="14089474" calcext:value-type="float">
            <text:p>14089474</text:p>
          </table:table-cell>
          <table:table-cell office:value-type="string" calcext:value-type="string">
            <text:p>RB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Tyler Ervin (1408947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yler Ervin</text:p>
          </table:table-cell>
          <table:table-cell office:value-type="float" office:value="14089470" calcext:value-type="float">
            <text:p>14089470</text:p>
          </table:table-cell>
          <table:table-cell office:value-type="string" calcext:value-type="string">
            <text:p>RB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Hayden Hurst (14089620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ayden Hurst</text:p>
          </table:table-cell>
          <table:table-cell office:value-type="float" office:value="14089620" calcext:value-type="float">
            <text:p>14089620</text:p>
          </table:table-cell>
          <table:table-cell office:value-type="string" calcext:value-type="string">
            <text:p>TE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Jonnu Smith (14089622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onnu Smith</text:p>
          </table:table-cell>
          <table:table-cell office:value-type="float" office:value="14089622" calcext:value-type="float">
            <text:p>14089622</text:p>
          </table:table-cell>
          <table:table-cell office:value-type="string" calcext:value-type="string">
            <text:p>TE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string" calcext:value-type="string">
            <text:p>Darwin Thompson (1408947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rwin Thompson</text:p>
          </table:table-cell>
          <table:table-cell office:value-type="float" office:value="14089476" calcext:value-type="float">
            <text:p>14089476</text:p>
          </table:table-cell>
          <table:table-cell office:value-type="string" calcext:value-type="string">
            <text:p>RB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Kyle Rudolph (1408961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yle Rudolph</text:p>
          </table:table-cell>
          <table:table-cell office:value-type="float" office:value="14089618" calcext:value-type="float">
            <text:p>14089618</text:p>
          </table:table-cell>
          <table:table-cell office:value-type="string" calcext:value-type="string">
            <text:p>TE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Keke Coutee (1408955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eke Coutee</text:p>
          </table:table-cell>
          <table:table-cell office:value-type="float" office:value="14089558" calcext:value-type="float">
            <text:p>14089558</text:p>
          </table:table-cell>
          <table:table-cell office:value-type="string" calcext:value-type="string">
            <text:p>WR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Matt Breida (1408947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att Breida</text:p>
          </table:table-cell>
          <table:table-cell office:value-type="float" office:value="14089478" calcext:value-type="float">
            <text:p>14089478</text:p>
          </table:table-cell>
          <table:table-cell office:value-type="string" calcext:value-type="string">
            <text:p>RB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Olabisi Johnson (1408955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Olabisi Johnson</text:p>
          </table:table-cell>
          <table:table-cell office:value-type="float" office:value="14089556" calcext:value-type="float">
            <text:p>14089556</text:p>
          </table:table-cell>
          <table:table-cell office:value-type="string" calcext:value-type="string">
            <text:p>WR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Jimmy Graham (14089624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immy Graham</text:p>
          </table:table-cell>
          <table:table-cell office:value-type="float" office:value="14089624" calcext:value-type="float">
            <text:p>14089624</text:p>
          </table:table-cell>
          <table:table-cell office:value-type="string" calcext:value-type="string">
            <text:p>TE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Nick Boyle (14089626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ick Boyle</text:p>
          </table:table-cell>
          <table:table-cell office:value-type="float" office:value="14089626" calcext:value-type="float">
            <text:p>14089626</text:p>
          </table:table-cell>
          <table:table-cell office:value-type="string" calcext:value-type="string">
            <text:p>TE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DeAndre Carter (1408956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Andre Carter</text:p>
          </table:table-cell>
          <table:table-cell office:value-type="float" office:value="14089564" calcext:value-type="float">
            <text:p>14089564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Chiefs <text:s/>(14089671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hiefs </text:p>
          </table:table-cell>
          <table:table-cell office:value-type="float" office:value="14089671" calcext:value-type="float">
            <text:p>14089671</text:p>
          </table:table-cell>
          <table:table-cell office:value-type="string" calcext:value-type="string">
            <text:p>DS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Ameer Abdullah (1408948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meer Abdullah</text:p>
          </table:table-cell>
          <table:table-cell office:value-type="float" office:value="14089482" calcext:value-type="float">
            <text:p>14089482</text:p>
          </table:table-cell>
          <table:table-cell office:value-type="string" calcext:value-type="string">
            <text:p>RB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Dexter Williams (1408948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xter Williams</text:p>
          </table:table-cell>
          <table:table-cell office:value-type="float" office:value="14089480" calcext:value-type="float">
            <text:p>14089480</text:p>
          </table:table-cell>
          <table:table-cell office:value-type="string" calcext:value-type="string">
            <text:p>RB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Malik Turner (1408956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alik Turner</text:p>
          </table:table-cell>
          <table:table-cell office:value-type="float" office:value="14089560" calcext:value-type="float">
            <text:p>14089560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Jake Kumerow (1408956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ke Kumerow</text:p>
          </table:table-cell>
          <table:table-cell office:value-type="float" office:value="14089562" calcext:value-type="float">
            <text:p>14089562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Buddy Howell (1408949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uddy Howell</text:p>
          </table:table-cell>
          <table:table-cell office:value-type="float" office:value="14089490" calcext:value-type="float">
            <text:p>14089490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teven Mitchell Jr. (1408956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teven Mitchell Jr.</text:p>
          </table:table-cell>
          <table:table-cell office:value-type="float" office:value="14089568" calcext:value-type="float">
            <text:p>14089568</text:p>
          </table:table-cell>
          <table:table-cell office:value-type="string" calcext:value-type="string">
            <text:p>WR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Kyle Juszczyk (1408948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Kyle Juszczyk</text:p>
          </table:table-cell>
          <table:table-cell office:value-type="float" office:value="14089486" calcext:value-type="float">
            <text:p>14089486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C.J. Ham (1408948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.J. Ham</text:p>
          </table:table-cell>
          <table:table-cell office:value-type="float" office:value="14089488" calcext:value-type="float">
            <text:p>14089488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Alexander Hollins (1408956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lexander Hollins</text:p>
          </table:table-cell>
          <table:table-cell office:value-type="float" office:value="14089566" calcext:value-type="float">
            <text:p>14089566</text:p>
          </table:table-cell>
          <table:table-cell office:value-type="string" calcext:value-type="string">
            <text:p>WR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Robert Turbin (1408948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obert Turbin</text:p>
          </table:table-cell>
          <table:table-cell office:value-type="float" office:value="14089484" calcext:value-type="float">
            <text:p>14089484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Ricard (1408950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trick Ricard</text:p>
          </table:table-cell>
          <table:table-cell office:value-type="float" office:value="14089504" calcext:value-type="float">
            <text:p>14089504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Khari Blasingame (1408950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Khari Blasingame</text:p>
          </table:table-cell>
          <table:table-cell office:value-type="float" office:value="14089506" calcext:value-type="float">
            <text:p>14089506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Miles Boykin (1408959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les Boykin</text:p>
          </table:table-cell>
          <table:table-cell office:value-type="float" office:value="14089590" calcext:value-type="float">
            <text:p>14089590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Chris Moore (1408959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ris Moore</text:p>
          </table:table-cell>
          <table:table-cell office:value-type="float" office:value="14089592" calcext:value-type="float">
            <text:p>14089592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Jaleel Scott (1408959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leel Scott</text:p>
          </table:table-cell>
          <table:table-cell office:value-type="float" office:value="14089594" calcext:value-type="float">
            <text:p>14089594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e'Anthony Thomas (1408959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'Anthony Thomas</text:p>
          </table:table-cell>
          <table:table-cell office:value-type="float" office:value="14089596" calcext:value-type="float">
            <text:p>14089596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BAL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dam Humphries (1408959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dam Humphries</text:p>
          </table:table-cell>
          <table:table-cell office:value-type="float" office:value="14089598" calcext:value-type="float">
            <text:p>14089598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Kalif Raymond (1408960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alif Raymond</text:p>
          </table:table-cell>
          <table:table-cell office:value-type="float" office:value="14089600" calcext:value-type="float">
            <text:p>14089600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Cody Hollister (1408960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ody Hollister</text:p>
          </table:table-cell>
          <table:table-cell office:value-type="float" office:value="14089602" calcext:value-type="float">
            <text:p>14089602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Rashard Davis (1408960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ashard Davis</text:p>
          </table:table-cell>
          <table:table-cell office:value-type="float" office:value="14089604" calcext:value-type="float">
            <text:p>14089604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Darius Jennings (1408960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rius Jennings</text:p>
          </table:table-cell>
          <table:table-cell office:value-type="float" office:value="14089606" calcext:value-type="float">
            <text:p>14089606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arrel Williams (14089498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rrel Williams</text:p>
          </table:table-cell>
          <table:table-cell office:value-type="float" office:value="14089498" calcext:value-type="float">
            <text:p>14089498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Anthony Sherman (14089500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nthony Sherman</text:p>
          </table:table-cell>
          <table:table-cell office:value-type="float" office:value="14089500" calcext:value-type="float">
            <text:p>14089500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ullen Gillaspia (1408950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ullen Gillaspia</text:p>
          </table:table-cell>
          <table:table-cell office:value-type="float" office:value="14089502" calcext:value-type="float">
            <text:p>14089502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ron Pringle (1408958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yron Pringle</text:p>
          </table:table-cell>
          <table:table-cell office:value-type="float" office:value="14089588" calcext:value-type="float">
            <text:p>14089588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Jordan Akins (1408962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ordan Akins</text:p>
          </table:table-cell>
          <table:table-cell office:value-type="float" office:value="14089628" calcext:value-type="float">
            <text:p>14089628</text:p>
          </table:table-cell>
          <table:table-cell office:value-type="string" calcext:value-type="string">
            <text:p>TE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Jeff Wilson Jr. (14089496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eff Wilson Jr.</text:p>
          </table:table-cell>
          <table:table-cell office:value-type="float" office:value="14089496" calcext:value-type="float">
            <text:p>14089496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Richie James Jr. (14089578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ichie James Jr.</text:p>
          </table:table-cell>
          <table:table-cell office:value-type="float" office:value="14089578" calcext:value-type="float">
            <text:p>14089578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Dante Pettis (1408958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nte Pettis</text:p>
          </table:table-cell>
          <table:table-cell office:value-type="float" office:value="14089580" calcext:value-type="float">
            <text:p>14089580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Jordan Matthews (1408958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ordan Matthews</text:p>
          </table:table-cell>
          <table:table-cell office:value-type="float" office:value="14089582" calcext:value-type="float">
            <text:p>14089582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Laquon Treadwell (1408958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quon Treadwell</text:p>
          </table:table-cell>
          <table:table-cell office:value-type="float" office:value="14089584" calcext:value-type="float">
            <text:p>14089584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Chad Beebe (1408958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ad Beebe</text:p>
          </table:table-cell>
          <table:table-cell office:value-type="float" office:value="14089586" calcext:value-type="float">
            <text:p>14089586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9ers <text:s/>(14089672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49ers </text:p>
          </table:table-cell>
          <table:table-cell office:value-type="float" office:value="14089672" calcext:value-type="float">
            <text:p>14089672</text:p>
          </table:table-cell>
          <table:table-cell office:value-type="string" calcext:value-type="string">
            <text:p>DS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string" calcext:value-type="string">
            <text:p>Nick Bellore (14089492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ick Bellore</text:p>
          </table:table-cell>
          <table:table-cell office:value-type="float" office:value="14089492" calcext:value-type="float">
            <text:p>14089492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anny Vitale (14089494)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nny Vitale</text:p>
          </table:table-cell>
          <table:table-cell office:value-type="float" office:value="14089494" calcext:value-type="float">
            <text:p>14089494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Jaron Brown (14089570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ron Brown</text:p>
          </table:table-cell>
          <table:table-cell office:value-type="float" office:value="14089570" calcext:value-type="float">
            <text:p>14089570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John Ursua (14089572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ohn Ursua</text:p>
          </table:table-cell>
          <table:table-cell office:value-type="float" office:value="14089572" calcext:value-type="float">
            <text:p>14089572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Marquez Valdes-Scantling (14089574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arquez Valdes-Scantling</text:p>
          </table:table-cell>
          <table:table-cell office:value-type="float" office:value="14089574" calcext:value-type="float">
            <text:p>14089574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Ryan Grant (14089576)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yan Grant</text:p>
          </table:table-cell>
          <table:table-cell office:value-type="float" office:value="14089576" calcext:value-type="float">
            <text:p>14089576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Packers <text:s/>(14089673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Packers </text:p>
          </table:table-cell>
          <table:table-cell office:value-type="float" office:value="14089673" calcext:value-type="float">
            <text:p>14089673</text:p>
          </table:table-cell>
          <table:table-cell office:value-type="string" calcext:value-type="string">
            <text:p>DST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kings <text:s/>(14089674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Vikings </text:p>
          </table:table-cell>
          <table:table-cell office:value-type="float" office:value="14089674" calcext:value-type="float">
            <text:p>14089674</text:p>
          </table:table-cell>
          <table:table-cell office:value-type="string" calcext:value-type="string">
            <text:p>DST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yCole Pruitt (14089634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yCole Pruitt</text:p>
          </table:table-cell>
          <table:table-cell office:value-type="float" office:value="14089634" calcext:value-type="float">
            <text:p>14089634</text:p>
          </table:table-cell>
          <table:table-cell office:value-type="string" calcext:value-type="string">
            <text:p>TE/FLEX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Daniel Helm (14089630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aniel Helm</text:p>
          </table:table-cell>
          <table:table-cell office:value-type="float" office:value="14089630" calcext:value-type="float">
            <text:p>14089630</text:p>
          </table:table-cell>
          <table:table-cell office:value-type="string" calcext:value-type="string">
            <text:p>TE/FLEX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v Smith Jr. (14089632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rv Smith Jr.</text:p>
          </table:table-cell>
          <table:table-cell office:value-type="float" office:value="14089632" calcext:value-type="float">
            <text:p>14089632</text:p>
          </table:table-cell>
          <table:table-cell office:value-type="string" calcext:value-type="string">
            <text:p>TE/FLEX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Seahawks <text:s/>(14089675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Seahawks </text:p>
          </table:table-cell>
          <table:table-cell office:value-type="float" office:value="14089675" calcext:value-type="float">
            <text:p>14089675</text:p>
          </table:table-cell>
          <table:table-cell office:value-type="string" calcext:value-type="string">
            <text:p>DS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Anthony Firkser (14089664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nthony Firkser</text:p>
          </table:table-cell>
          <table:table-cell office:value-type="float" office:value="14089664" calcext:value-type="float">
            <text:p>14089664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Delanie Walker (14089666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elanie Walker</text:p>
          </table:table-cell>
          <table:table-cell office:value-type="float" office:value="14089666" calcext:value-type="float">
            <text:p>14089666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string" calcext:value-type="string">
            <text:p>Beau Brinkley (1408966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eau Brinkley</text:p>
          </table:table-cell>
          <table:table-cell office:value-type="float" office:value="14089668" calcext:value-type="float">
            <text:p>1408966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ke Bell (14089656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lake Bell</text:p>
          </table:table-cell>
          <table:table-cell office:value-type="float" office:value="14089656" calcext:value-type="float">
            <text:p>14089656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eon Yelder (1408965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eon Yelder</text:p>
          </table:table-cell>
          <table:table-cell office:value-type="float" office:value="14089658" calcext:value-type="float">
            <text:p>1408965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James Winchester (14089660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ames Winchester</text:p>
          </table:table-cell>
          <table:table-cell office:value-type="float" office:value="14089660" calcext:value-type="float">
            <text:p>14089660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 Thomas (14089662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ordan Thomas</text:p>
          </table:table-cell>
          <table:table-cell office:value-type="float" office:value="14089662" calcext:value-type="float">
            <text:p>14089662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oss Dwelley (1408964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Ross Dwelley</text:p>
          </table:table-cell>
          <table:table-cell office:value-type="float" office:value="14089648" calcext:value-type="float">
            <text:p>1408964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Levine Toilolo (14089650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evine Toilolo</text:p>
          </table:table-cell>
          <table:table-cell office:value-type="float" office:value="14089650" calcext:value-type="float">
            <text:p>14089650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Kyle Nelson (14089652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yle Nelson</text:p>
          </table:table-cell>
          <table:table-cell office:value-type="float" office:value="14089652" calcext:value-type="float">
            <text:p>14089652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ler Conklin (14089654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yler Conklin</text:p>
          </table:table-cell>
          <table:table-cell office:value-type="float" office:value="14089654" calcext:value-type="float">
            <text:p>14089654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@SF 01/11/2020 04:35PM ET</text:p>
          </table:table-cell>
          <table:table-cell office:value-type="string" calcext:value-type="string">
            <text:p>MIN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Luke Willson (14089636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uke Willson</text:p>
          </table:table-cell>
          <table:table-cell office:value-type="float" office:value="14089636" calcext:value-type="float">
            <text:p>14089636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Tyrone Swoopes (14089638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yrone Swoopes</text:p>
          </table:table-cell>
          <table:table-cell office:value-type="float" office:value="14089638" calcext:value-type="float">
            <text:p>1408963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yler Ott (14089640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yler Ott</text:p>
          </table:table-cell>
          <table:table-cell office:value-type="float" office:value="14089640" calcext:value-type="float">
            <text:p>14089640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des Lewis (14089642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arcedes Lewis</text:p>
          </table:table-cell>
          <table:table-cell office:value-type="float" office:value="14089642" calcext:value-type="float">
            <text:p>14089642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Robert Tonyan (14089644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Robert Tonyan</text:p>
          </table:table-cell>
          <table:table-cell office:value-type="float" office:value="14089644" calcext:value-type="float">
            <text:p>14089644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Jace Sternberger (14089646)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ace Sternberger</text:p>
          </table:table-cell>
          <table:table-cell office:value-type="float" office:value="14089646" calcext:value-type="float">
            <text:p>14089646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s <text:s/>(14089676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Titans </text:p>
          </table:table-cell>
          <table:table-cell office:value-type="float" office:value="14089676" calcext:value-type="float">
            <text:p>14089676</text:p>
          </table:table-cell>
          <table:table-cell office:value-type="string" calcext:value-type="string">
            <text:p>DS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EN@BAL 01/11/2020 08:15PM ET</text:p>
          </table:table-cell>
          <table:table-cell office:value-type="string" calcext:value-type="string">
            <text:p>TEN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Texans <text:s/>(14089677)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Texans </text:p>
          </table:table-cell>
          <table:table-cell office:value-type="float" office:value="14089677" calcext:value-type="float">
            <text:p>14089677</text:p>
          </table:table-cell>
          <table:table-cell office:value-type="string" calcext:value-type="string">
            <text:p>D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5.88" calcext:value-type="float">
            <text:p>5.88</text:p>
          </table:table-cell>
        </table:table-row>
      </table:table>
      <table:named-expressions>
        <table:named-range table:name="Players" table:base-cell-address="$Sheet2.$A$1" table:cell-range-address="$Sheet2.$A$1:.$I$145"/>
      </table:named-expressions>
      <table:database-ranges>
        <table:database-range table:name="__Anonymous_Sheet_DB__0" table:target-range-address="Sheet1.A1:Sheet1.T56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1:10:24.023706704</meta:creation-date>
    <dc:date>2020-01-11T14:03:24.444773531</dc:date>
    <meta:editing-duration>PT1M22S</meta:editing-duration>
    <meta:editing-cycles>1</meta:editing-cycles>
    <meta:document-statistic meta:table-count="2" meta:cell-count="2425" meta:object-count="0"/>
    <meta:generator>LibreOffice/6.0.7.3$Linux_X86_64 LibreOffice_project/00m0$Build-3</meta:generator>
  </office:meta>
</office:document-meta>
</file>